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0125in" style:use-optimal-column-width="false"/>
    </style:style>
    <style:style style:name="Table28" style:family="table">
      <style:table-properties style:width="6.843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4" style:parent-style-name="Основнойшрифтабзаца" style:family="text">
      <style:text-properties fo:color="#000000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fo:text-indent="0in"/>
      <style:text-properties fo:color="#000000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Основнойшрифтабзаца" style:family="text">
      <style:text-properties fo:color="#000000" style:font-size-complex="14pt"/>
    </style:style>
    <style:style style:name="T40" style:parent-style-name="Основнойшрифтабзаца" style:family="text">
      <style:text-properties fo:color="#000000" style:font-size-complex="14pt" fo:language="en" fo:country="US"/>
    </style:style>
    <style:style style:name="T41" style:parent-style-name="Основнойшрифтабзаца" style:family="text">
      <style:text-properties fo:color="#000000" style:font-size-complex="14pt"/>
    </style:style>
    <style:style style:name="T42" style:parent-style-name="Основнойшрифтабзаца" style:family="text">
      <style:text-properties fo:color="#000000" style:font-size-complex="14pt" fo:language="en" fo:country="US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fo:color="#000000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  <style:text-properties fo:color="#000000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color="#000000" style:font-size-complex="14pt"/>
    </style:style>
    <style:style style:name="P50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4" style:parent-style-name="Заголовок2" style:family="paragraph">
      <style:paragraph-properties fo:break-before="page"/>
      <style:text-properties fo:color="#000000"/>
    </style:style>
    <style:style style:name="P55" style:parent-style-name="Textbody" style:family="paragraph">
      <style:paragraph-properties fo:text-align="start" fo:text-indent="0in"/>
      <style:text-properties fo:color="#000000"/>
    </style:style>
    <style:style style:name="P56" style:parent-style-name="Textbody" style:family="paragraph">
      <style:paragraph-properties fo:text-align="center"/>
      <style:text-properties fo:color="#000000"/>
    </style:style>
    <style:style style:name="P57" style:parent-style-name="Заголовок2" style:family="paragraph">
      <style:text-properties fo:color="#000000"/>
    </style:style>
    <style:style style:name="P58" style:parent-style-name="Standard" style:family="paragraph">
      <style:text-properties fo:color="#000000" style:language-asian="ru" style:country-asian="RU" style:language-complex="ar" style:country-complex="SA"/>
    </style:style>
    <style:style style:name="P59" style:parent-style-name="Standard" style:family="paragraph">
      <style:text-properties fo:color="#000000" style:language-asian="ru" style:country-asian="RU" style:language-complex="ar" style:country-complex="SA"/>
    </style:style>
    <style:style style:name="P60" style:parent-style-name="Standard" style:family="paragraph">
      <style:text-properties fo:color="#000000" style:language-asian="ru" style:country-asian="RU" style:language-complex="ar" style:country-complex="SA"/>
    </style:style>
    <style:style style:name="P61" style:parent-style-name="Standard" style:family="paragraph">
      <style:text-properties fo:color="#000000" style:language-asian="ru" style:country-asian="RU" style:language-complex="ar" style:country-complex="SA"/>
    </style:style>
    <style:style style:name="P62" style:parent-style-name="Standard" style:family="paragraph">
      <style:text-properties fo:color="#000000" style:language-asian="ru" style:country-asian="RU" style:language-complex="ar" style:country-complex="SA"/>
    </style:style>
    <style:style style:name="P63" style:parent-style-name="Standard" style:family="paragraph">
      <style:text-properties fo:color="#000000" style:language-asian="ru" style:country-asian="RU" style:language-complex="ar" style:country-complex="SA"/>
    </style:style>
    <style:style style:name="P64" style:parent-style-name="Standard" style:family="paragraph">
      <style:text-properties fo:color="#000000" style:language-asian="ru" style:country-asian="RU" style:language-complex="ar" style:country-complex="SA"/>
    </style:style>
    <style:style style:name="P65" style:parent-style-name="Standard" style:family="paragraph">
      <style:text-properties fo:color="#000000" style:language-asian="ru" style:country-asian="RU" style:language-complex="ar" style:country-complex="SA"/>
    </style:style>
    <style:style style:name="P66" style:parent-style-name="Standard" style:family="paragraph">
      <style:text-properties fo:color="#000000" style:language-asian="ru" style:country-asian="RU" style:language-complex="ar" style:country-complex="SA"/>
    </style:style>
    <style:style style:name="P67" style:parent-style-name="Standard" style:family="paragraph">
      <style:text-properties fo:color="#000000" style:language-asian="ru" style:country-asian="RU" style:language-complex="ar" style:country-complex="SA"/>
    </style:style>
    <style:style style:name="P68" style:parent-style-name="Standard" style:family="paragraph">
      <style:text-properties fo:color="#000000" style:language-asian="ru" style:country-asian="RU" style:language-complex="ar" style:country-complex="SA"/>
    </style:style>
    <style:style style:name="P69" style:parent-style-name="Standard" style:family="paragraph">
      <style:text-properties fo:color="#000000" style:language-asian="ru" style:country-asian="RU" style:language-complex="ar" style:country-complex="SA"/>
    </style:style>
    <style:style style:name="P70" style:parent-style-name="Standard" style:family="paragraph">
      <style:text-properties fo:color="#000000" style:language-asian="ru" style:country-asian="RU" style:language-complex="ar" style:country-complex="SA"/>
    </style:style>
    <style:style style:name="P71" style:parent-style-name="Standard" style:family="paragraph">
      <style:text-properties fo:color="#000000" style:language-asian="ru" style:country-asian="RU" style:language-complex="ar" style:country-complex="SA"/>
    </style:style>
    <style:style style:name="P72" style:parent-style-name="Standard" style:family="paragraph">
      <style:text-properties fo:color="#000000" style:language-asian="ru" style:country-asian="RU" style:language-complex="ar" style:country-complex="SA"/>
    </style:style>
    <style:style style:name="P73" style:parent-style-name="Standard" style:family="paragraph">
      <style:text-properties fo:color="#000000" style:language-asian="ru" style:country-asian="RU" style:language-complex="ar" style:country-complex="SA"/>
    </style:style>
    <style:style style:name="P74" style:parent-style-name="Standard" style:family="paragraph">
      <style:text-properties fo:color="#000000" style:language-asian="ru" style:country-asian="RU" style:language-complex="ar" style:country-complex="SA"/>
    </style:style>
    <style:style style:name="P75" style:parent-style-name="Standard" style:family="paragraph">
      <style:text-properties fo:color="#000000" style:language-asian="ru" style:country-asian="RU" style:language-complex="ar" style:country-complex="SA"/>
    </style:style>
    <style:style style:name="P76" style:parent-style-name="Standard" style:family="paragraph">
      <style:text-properties fo:color="#000000" style:language-asian="ru" style:country-asian="RU" style:language-complex="ar" style:country-complex="SA"/>
    </style:style>
    <style:style style:name="P77" style:parent-style-name="Заголовок2" style:family="paragraph">
      <style:text-properties fo:color="#000000"/>
    </style:style>
    <style:style style:name="P78" style:parent-style-name="Textbody" style:family="paragraph">
      <style:text-properties fo:color="#000000"/>
    </style:style>
    <style:style style:name="P79" style:parent-style-name="Textbody" style:family="paragraph">
      <style:text-properties fo:color="#000000"/>
    </style:style>
    <style:style style:name="P80" style:parent-style-name="Textbody" style:family="paragraph">
      <style:text-properties fo:color="#000000"/>
    </style:style>
    <style:style style:name="T81" style:parent-style-name="Основнойшрифтабзаца" style:family="text">
      <style:text-properties fo:color="#000000"/>
    </style:style>
    <style:style style:name="T82" style:parent-style-name="Основнойшрифтабзаца" style:family="text">
      <style:text-properties fo:color="#000000"/>
    </style:style>
    <style:style style:name="T83" style:parent-style-name="Основнойшрифтабзаца" style:family="text">
      <style:text-properties fo:color="#000000"/>
    </style:style>
    <style:style style:name="T84" style:parent-style-name="Основнойшрифтабзаца" style:family="text">
      <style:text-properties fo:color="#000000"/>
    </style:style>
    <style:style style:name="T85" style:parent-style-name="Основнойшрифтабзаца" style:family="text">
      <style:text-properties fo:color="#000000" fo:language="en" fo:country="US"/>
    </style:style>
    <style:style style:name="T86" style:parent-style-name="Основнойшрифтабзаца" style:family="text">
      <style:text-properties fo:color="#000000"/>
    </style:style>
    <style:style style:name="T87" style:parent-style-name="Основнойшрифтабзаца" style:family="text">
      <style:text-properties fo:color="#000000"/>
    </style:style>
    <style:style style:name="T88" style:parent-style-name="Основнойшрифтабзаца" style:family="text">
      <style:text-properties fo:color="#000000" fo:language="en" fo:country="US"/>
    </style:style>
    <style:style style:name="T89" style:parent-style-name="Основнойшрифтабзаца" style:family="text">
      <style:text-properties fo:color="#000000"/>
    </style:style>
    <style:style style:name="T90" style:parent-style-name="Основнойшрифтабзаца" style:family="text">
      <style:text-properties fo:color="#000000"/>
    </style:style>
    <style:style style:name="T91" style:parent-style-name="Основнойшрифтабзаца" style:family="text">
      <style:text-properties fo:color="#000000"/>
    </style:style>
    <style:style style:name="T92" style:parent-style-name="Основнойшрифтабзаца" style:family="text">
      <style:text-properties fo:color="#000000" fo:language="en" fo:country="US"/>
    </style:style>
    <style:style style:name="T93" style:parent-style-name="Основнойшрифтабзаца" style:family="text">
      <style:text-properties fo:color="#000000"/>
    </style:style>
    <style:style style:name="T94" style:parent-style-name="Основнойшрифтабзаца" style:family="text">
      <style:text-properties fo:color="#000000" fo:language="en" fo:country="US"/>
    </style:style>
    <style:style style:name="T95" style:parent-style-name="Основнойшрифтабзаца" style:family="text">
      <style:text-properties fo:color="#000000"/>
    </style:style>
    <style:style style:name="T96" style:parent-style-name="Основнойшрифтабзаца" style:family="text">
      <style:text-properties fo:color="#000000" fo:language="en" fo:country="US"/>
    </style:style>
    <style:style style:name="T97" style:parent-style-name="Основнойшрифтабзаца" style:family="text">
      <style:text-properties fo:color="#000000"/>
    </style:style>
    <style:style style:name="T98" style:parent-style-name="Основнойшрифтабзаца" style:family="text">
      <style:text-properties fo:color="#000000"/>
    </style:style>
    <style:style style:name="T99" style:parent-style-name="Основнойшрифтабзаца" style:family="text">
      <style:text-properties fo:color="#000000"/>
    </style:style>
    <style:style style:name="T100" style:parent-style-name="Основнойшрифтабзаца" style:family="text">
      <style:text-properties fo:color="#000000"/>
    </style:style>
    <style:style style:name="T101" style:parent-style-name="Основнойшрифтабзаца" style:family="text">
      <style:text-properties fo:color="#000000" fo:language="en" fo:country="US"/>
    </style:style>
    <style:style style:name="T102" style:parent-style-name="Основнойшрифтабзаца" style:family="text">
      <style:text-properties fo:color="#000000" fo:language="en" fo:country="US"/>
    </style:style>
    <style:style style:name="T103" style:parent-style-name="Основнойшрифтабзаца" style:family="text">
      <style:text-properties fo:color="#000000" fo:language="en" fo:country="US"/>
    </style:style>
    <style:style style:name="P104" style:parent-style-name="Textbody" style:family="paragraph">
      <style:text-properties fo:color="#000000" fo:language="en" fo:country="US"/>
    </style:style>
    <style:style style:name="P105" style:parent-style-name="Textbody" style:family="paragraph">
      <style:text-properties fo:color="#000000"/>
    </style:style>
    <style:style style:name="T106" style:parent-style-name="Основнойшрифтабзаца" style:family="text">
      <style:text-properties fo:color="#000000"/>
    </style:style>
    <style:style style:name="T107" style:parent-style-name="Основнойшрифтабзаца" style:family="text">
      <style:text-properties fo:color="#000000"/>
    </style:style>
    <style:style style:name="T108" style:parent-style-name="Основнойшрифтабзаца" style:family="text">
      <style:text-properties fo:color="#000000"/>
    </style:style>
    <style:style style:name="T109" style:parent-style-name="Основнойшрифтабзаца" style:family="text">
      <style:text-properties fo:color="#000000"/>
    </style:style>
    <style:style style:name="T110" style:parent-style-name="Основнойшрифтабзаца" style:family="text">
      <style:text-properties fo:color="#000000"/>
    </style:style>
    <style:style style:name="T111" style:parent-style-name="Основнойшрифтабзаца" style:family="text">
      <style:text-properties fo:color="#000000"/>
    </style:style>
    <style:style style:name="T112" style:parent-style-name="Основнойшрифтабзаца" style:family="text">
      <style:text-properties fo:color="#000000"/>
    </style:style>
    <style:style style:name="T113" style:parent-style-name="Основнойшрифтабзаца" style:family="text">
      <style:text-properties fo:color="#000000"/>
    </style:style>
    <style:style style:name="T114" style:parent-style-name="Основнойшрифтабзаца" style:family="text">
      <style:text-properties fo:color="#000000"/>
    </style:style>
    <style:style style:name="T115" style:parent-style-name="Основнойшрифтабзаца" style:family="text">
      <style:text-properties fo:color="#000000"/>
    </style:style>
    <style:style style:name="T116" style:parent-style-name="Основнойшрифтабзаца" style:family="text">
      <style:text-properties fo:color="#000000" fo:language="en" fo:country="US"/>
    </style:style>
    <style:style style:name="T117" style:parent-style-name="Основнойшрифтабзаца" style:family="text">
      <style:text-properties fo:color="#000000"/>
    </style:style>
    <style:style style:name="T118" style:parent-style-name="Основнойшрифтабзаца" style:family="text">
      <style:text-properties fo:color="#000000"/>
    </style:style>
    <style:style style:name="T119" style:parent-style-name="Основнойшрифтабзаца" style:family="text">
      <style:text-properties fo:color="#000000" fo:language="en" fo:country="US"/>
    </style:style>
    <style:style style:name="T120" style:parent-style-name="Основнойшрифтабзаца" style:family="text">
      <style:text-properties fo:color="#000000"/>
    </style:style>
    <style:style style:name="T121" style:parent-style-name="Основнойшрифтабзаца" style:family="text">
      <style:text-properties fo:color="#000000"/>
    </style:style>
    <style:style style:name="T122" style:parent-style-name="Основнойшрифтабзаца" style:family="text">
      <style:text-properties fo:color="#000000" fo:language="en" fo:country="US"/>
    </style:style>
    <style:style style:name="T123" style:parent-style-name="Основнойшрифтабзаца" style:family="text">
      <style:text-properties fo:color="#000000"/>
    </style:style>
    <style:style style:name="T124" style:parent-style-name="Основнойшрифтабзаца" style:family="text">
      <style:text-properties fo:color="#000000" fo:language="en" fo:country="US"/>
    </style:style>
    <style:style style:name="T125" style:parent-style-name="Основнойшрифтабзаца" style:family="text">
      <style:text-properties fo:color="#000000"/>
    </style:style>
    <style:style style:name="T126" style:parent-style-name="Основнойшрифтабзаца" style:family="text">
      <style:text-properties fo:color="#000000"/>
    </style:style>
    <style:style style:name="T127" style:parent-style-name="Основнойшрифтабзаца" style:family="text">
      <style:text-properties fo:color="#000000"/>
    </style:style>
    <style:style style:name="T128" style:parent-style-name="Основнойшрифтабзаца" style:family="text">
      <style:text-properties fo:color="#000000"/>
    </style:style>
    <style:style style:name="T129" style:parent-style-name="Основнойшрифтабзаца" style:family="text">
      <style:text-properties fo:color="#000000"/>
    </style:style>
    <style:style style:name="T130" style:parent-style-name="Основнойшрифтабзаца" style:family="text">
      <style:text-properties fo:color="#000000"/>
    </style:style>
    <style:style style:name="T131" style:parent-style-name="Основнойшрифтабзаца" style:family="text">
      <style:text-properties fo:color="#000000" fo:language="en" fo:country="US"/>
    </style:style>
    <style:style style:name="T132" style:parent-style-name="Основнойшрифтабзаца" style:family="text">
      <style:text-properties fo:color="#000000"/>
    </style:style>
    <style:style style:name="T133" style:parent-style-name="Основнойшрифтабзаца" style:family="text">
      <style:text-properties fo:color="#000000"/>
    </style:style>
    <style:style style:name="T134" style:parent-style-name="Основнойшрифтабзаца" style:family="text">
      <style:text-properties fo:color="#000000"/>
    </style:style>
    <style:style style:name="T135" style:parent-style-name="Основнойшрифтабзаца" style:family="text">
      <style:text-properties fo:color="#000000"/>
    </style:style>
    <style:style style:name="T136" style:parent-style-name="Основнойшрифтабзаца" style:family="text">
      <style:text-properties fo:color="#000000"/>
    </style:style>
    <style:style style:name="T137" style:parent-style-name="Основнойшрифтабзаца" style:family="text">
      <style:text-properties fo:color="#000000"/>
    </style:style>
    <style:style style:name="T138" style:parent-style-name="Основнойшрифтабзаца" style:family="text">
      <style:text-properties fo:color="#000000" fo:language="en" fo:country="US"/>
    </style:style>
    <style:style style:name="T139" style:parent-style-name="Основнойшрифтабзаца" style:family="text">
      <style:text-properties fo:color="#000000"/>
    </style:style>
    <style:style style:name="T140" style:parent-style-name="Основнойшрифтабзаца" style:family="text">
      <style:text-properties fo:color="#000000"/>
    </style:style>
    <style:style style:name="T141" style:parent-style-name="Основнойшрифтабзаца" style:family="text">
      <style:text-properties fo:color="#000000"/>
    </style:style>
    <style:style style:name="T142" style:parent-style-name="Основнойшрифтабзаца" style:family="text">
      <style:text-properties fo:color="#000000"/>
    </style:style>
    <style:style style:name="T143" style:parent-style-name="Основнойшрифтабзаца" style:family="text">
      <style:text-properties fo:color="#000000"/>
    </style:style>
    <style:style style:name="P144" style:parent-style-name="Textbody" style:family="paragraph">
      <style:text-properties fo:color="#000000"/>
    </style:style>
    <style:style style:name="P145" style:parent-style-name="Textbody" style:family="paragraph">
      <style:text-properties fo:color="#000000"/>
    </style:style>
    <style:style style:name="T146" style:parent-style-name="Основнойшрифтабзаца" style:family="text">
      <style:text-properties fo:color="#000000"/>
    </style:style>
    <style:style style:name="T147" style:parent-style-name="Основнойшрифтабзаца" style:family="text">
      <style:text-properties fo:color="#000000" fo:language="en" fo:country="US"/>
    </style:style>
    <style:style style:name="T148" style:parent-style-name="Основнойшрифтабзаца" style:family="text">
      <style:text-properties fo:color="#000000"/>
    </style:style>
    <style:style style:name="T149" style:parent-style-name="Основнойшрифтабзаца" style:family="text">
      <style:text-properties fo:color="#000000"/>
    </style:style>
    <style:style style:name="T150" style:parent-style-name="Основнойшрифтабзаца" style:family="text">
      <style:text-properties fo:color="#000000"/>
    </style:style>
    <style:style style:name="T151" style:parent-style-name="Основнойшрифтабзаца" style:family="text">
      <style:text-properties fo:color="#000000"/>
    </style:style>
    <style:style style:name="T152" style:parent-style-name="Основнойшрифтабзаца" style:family="text">
      <style:text-properties fo:color="#000000"/>
    </style:style>
    <style:style style:name="T153" style:parent-style-name="Основнойшрифтабзаца" style:family="text">
      <style:text-properties fo:color="#000000"/>
    </style:style>
    <style:style style:name="T154" style:parent-style-name="Основнойшрифтабзаца" style:family="text">
      <style:text-properties fo:color="#000000"/>
    </style:style>
    <style:style style:name="T155" style:parent-style-name="Основнойшрифтабзаца" style:family="text">
      <style:text-properties fo:color="#000000"/>
    </style:style>
    <style:style style:name="T156" style:parent-style-name="Основнойшрифтабзаца" style:family="text">
      <style:text-properties fo:color="#000000"/>
    </style:style>
    <style:style style:name="T157" style:parent-style-name="Основнойшрифтабзаца" style:family="text">
      <style:text-properties fo:color="#000000"/>
    </style:style>
    <style:style style:name="T158" style:parent-style-name="Основнойшрифтабзаца" style:family="text">
      <style:text-properties fo:color="#000000"/>
    </style:style>
    <style:style style:name="T159" style:parent-style-name="Основнойшрифтабзаца" style:family="text">
      <style:text-properties fo:color="#000000"/>
    </style:style>
    <style:style style:name="T160" style:parent-style-name="Основнойшрифтабзаца" style:family="text">
      <style:text-properties fo:color="#000000"/>
    </style:style>
    <style:style style:name="T161" style:parent-style-name="Основнойшрифтабзаца" style:family="text">
      <style:text-properties fo:color="#000000"/>
    </style:style>
    <style:style style:name="T162" style:parent-style-name="Основнойшрифтабзаца" style:family="text">
      <style:text-properties fo:color="#000000" fo:language="en" fo:country="US"/>
    </style:style>
    <style:style style:name="T163" style:parent-style-name="Основнойшрифтабзаца" style:family="text">
      <style:text-properties fo:color="#000000"/>
    </style:style>
    <style:style style:name="T164" style:parent-style-name="Основнойшрифтабзаца" style:family="text">
      <style:text-properties fo:color="#000000"/>
    </style:style>
    <style:style style:name="T165" style:parent-style-name="Основнойшрифтабзаца" style:family="text">
      <style:text-properties fo:color="#000000"/>
    </style:style>
    <style:style style:name="T166" style:parent-style-name="Основнойшрифтабзаца" style:family="text">
      <style:text-properties fo:color="#000000"/>
    </style:style>
    <style:style style:name="T167" style:parent-style-name="Основнойшрифтабзаца" style:family="text">
      <style:text-properties fo:color="#000000"/>
    </style:style>
    <style:style style:name="T168" style:parent-style-name="Основнойшрифтабзаца" style:family="text">
      <style:text-properties fo:color="#000000"/>
    </style:style>
    <style:style style:name="T169" style:parent-style-name="Основнойшрифтабзаца" style:family="text">
      <style:text-properties fo:color="#000000"/>
    </style:style>
    <style:style style:name="T170" style:parent-style-name="Основнойшрифтабзаца" style:family="text">
      <style:text-properties fo:color="#000000"/>
    </style:style>
    <style:style style:name="T171" style:parent-style-name="Основнойшрифтабзаца" style:family="text">
      <style:text-properties fo:color="#000000"/>
    </style:style>
    <style:style style:name="T172" style:parent-style-name="Основнойшрифтабзаца" style:family="text">
      <style:text-properties fo:color="#000000"/>
    </style:style>
    <style:style style:name="T173" style:parent-style-name="Основнойшрифтабзаца" style:family="text">
      <style:text-properties fo:color="#000000"/>
    </style:style>
    <style:style style:name="T174" style:parent-style-name="Основнойшрифтабзаца" style:family="text">
      <style:text-properties fo:color="#000000"/>
    </style:style>
    <style:style style:name="T175" style:parent-style-name="Основнойшрифтабзаца" style:family="text">
      <style:text-properties fo:color="#000000"/>
    </style:style>
    <style:style style:name="T176" style:parent-style-name="Основнойшрифтабзаца" style:family="text">
      <style:text-properties fo:color="#000000"/>
    </style:style>
    <style:style style:name="T177" style:parent-style-name="Основнойшрифтабзаца" style:family="text">
      <style:text-properties fo:color="#000000"/>
    </style:style>
    <style:style style:name="T178" style:parent-style-name="Основнойшрифтабзаца" style:family="text">
      <style:text-properties fo:color="#000000"/>
    </style:style>
    <style:style style:name="T179" style:parent-style-name="Основнойшрифтабзаца" style:family="text">
      <style:text-properties fo:color="#000000"/>
    </style:style>
    <style:style style:name="T180" style:parent-style-name="Основнойшрифтабзаца" style:family="text">
      <style:text-properties fo:color="#000000"/>
    </style:style>
    <style:style style:name="T181" style:parent-style-name="Основнойшрифтабзаца" style:family="text">
      <style:text-properties fo:color="#000000"/>
    </style:style>
    <style:style style:name="T182" style:parent-style-name="Основнойшрифтабзаца" style:family="text">
      <style:text-properties fo:color="#000000"/>
    </style:style>
    <style:style style:name="T183" style:parent-style-name="Основнойшрифтабзаца" style:family="text">
      <style:text-properties fo:color="#000000"/>
    </style:style>
    <style:style style:name="T184" style:parent-style-name="Основнойшрифтабзаца" style:family="text">
      <style:text-properties fo:color="#000000"/>
    </style:style>
    <style:style style:name="T185" style:parent-style-name="Основнойшрифтабзаца" style:family="text">
      <style:text-properties fo:color="#000000"/>
    </style:style>
    <style:style style:name="T186" style:parent-style-name="Основнойшрифтабзаца" style:family="text">
      <style:text-properties fo:color="#000000"/>
    </style:style>
    <style:style style:name="T187" style:parent-style-name="Основнойшрифтабзаца" style:family="text">
      <style:text-properties fo:color="#000000"/>
    </style:style>
    <style:style style:name="T188" style:parent-style-name="Основнойшрифтабзаца" style:family="text">
      <style:text-properties fo:color="#000000"/>
    </style:style>
    <style:style style:name="T189" style:parent-style-name="Основнойшрифтабзаца" style:family="text">
      <style:text-properties fo:color="#000000"/>
    </style:style>
    <style:style style:name="T190" style:parent-style-name="Основнойшрифтабзаца" style:family="text">
      <style:text-properties fo:color="#000000"/>
    </style:style>
    <style:style style:name="T191" style:parent-style-name="Основнойшрифтабзаца" style:family="text">
      <style:text-properties fo:color="#000000"/>
    </style:style>
    <style:style style:name="P192" style:parent-style-name="Textbody" style:family="paragraph">
      <style:text-properties fo:color="#000000"/>
    </style:style>
    <style:style style:name="T193" style:parent-style-name="Основнойшрифтабзаца" style:family="text">
      <style:text-properties fo:color="#000000"/>
    </style:style>
    <style:style style:name="T194" style:parent-style-name="Основнойшрифтабзаца" style:family="text">
      <style:text-properties fo:color="#000000" fo:language="en" fo:country="US"/>
    </style:style>
    <style:style style:name="T195" style:parent-style-name="Основнойшрифтабзаца" style:family="text">
      <style:text-properties fo:color="#000000"/>
    </style:style>
    <style:style style:name="T196" style:parent-style-name="Основнойшрифтабзаца" style:family="text">
      <style:text-properties fo:color="#000000" fo:language="en" fo:country="US"/>
    </style:style>
    <style:style style:name="T197" style:parent-style-name="Основнойшрифтабзаца" style:family="text">
      <style:text-properties fo:color="#000000"/>
    </style:style>
    <style:style style:name="T198" style:parent-style-name="Основнойшрифтабзаца" style:family="text">
      <style:text-properties fo:color="#000000" fo:language="en" fo:country="US"/>
    </style:style>
    <style:style style:name="T199" style:parent-style-name="Основнойшрифтабзаца" style:family="text">
      <style:text-properties fo:color="#000000"/>
    </style:style>
    <style:style style:name="T200" style:parent-style-name="Основнойшрифтабзаца" style:family="text">
      <style:text-properties fo:color="#000000" fo:language="en" fo:country="US"/>
    </style:style>
    <style:style style:name="T201" style:parent-style-name="Основнойшрифтабзаца" style:family="text">
      <style:text-properties fo:color="#000000"/>
    </style:style>
    <style:style style:name="T202" style:parent-style-name="Основнойшрифтабзаца" style:family="text">
      <style:text-properties fo:color="#000000" fo:language="en" fo:country="US"/>
    </style:style>
    <style:style style:name="T203" style:parent-style-name="Основнойшрифтабзаца" style:family="text">
      <style:text-properties fo:color="#000000"/>
    </style:style>
    <style:style style:name="T204" style:parent-style-name="Основнойшрифтабзаца" style:family="text">
      <style:text-properties fo:color="#000000" fo:language="en" fo:country="US"/>
    </style:style>
    <style:style style:name="T205" style:parent-style-name="Основнойшрифтабзаца" style:family="text">
      <style:text-properties fo:color="#000000"/>
    </style:style>
    <style:style style:name="T206" style:parent-style-name="Основнойшрифтабзаца" style:family="text">
      <style:text-properties fo:color="#000000" fo:language="en" fo:country="US"/>
    </style:style>
    <style:style style:name="T207" style:parent-style-name="Основнойшрифтабзаца" style:family="text">
      <style:text-properties fo:color="#000000"/>
    </style:style>
    <style:style style:name="T208" style:parent-style-name="Основнойшрифтабзаца" style:family="text">
      <style:text-properties fo:color="#000000" fo:language="en" fo:country="US"/>
    </style:style>
    <style:style style:name="T209" style:parent-style-name="Основнойшрифтабзаца" style:family="text">
      <style:text-properties fo:color="#000000"/>
    </style:style>
    <style:style style:name="T210" style:parent-style-name="Основнойшрифтабзаца" style:family="text">
      <style:text-properties fo:color="#000000"/>
    </style:style>
    <style:style style:name="T211" style:parent-style-name="Основнойшрифтабзаца" style:family="text">
      <style:text-properties fo:color="#000000" fo:language="en" fo:country="US"/>
    </style:style>
    <style:style style:name="T212" style:parent-style-name="Основнойшрифтабзаца" style:family="text">
      <style:text-properties fo:color="#000000"/>
    </style:style>
    <style:style style:name="T213" style:parent-style-name="Основнойшрифтабзаца" style:family="text">
      <style:text-properties fo:color="#000000"/>
    </style:style>
    <style:style style:name="T214" style:parent-style-name="Основнойшрифтабзаца" style:family="text">
      <style:text-properties fo:color="#000000"/>
    </style:style>
    <style:style style:name="T215" style:parent-style-name="Основнойшрифтабзаца" style:family="text">
      <style:text-properties fo:color="#000000"/>
    </style:style>
    <style:style style:name="T216" style:parent-style-name="Основнойшрифтабзаца" style:family="text">
      <style:text-properties fo:color="#000000" fo:language="en" fo:country="US"/>
    </style:style>
    <style:style style:name="T217" style:parent-style-name="Основнойшрифтабзаца" style:family="text">
      <style:text-properties fo:color="#000000"/>
    </style:style>
    <style:style style:name="T218" style:parent-style-name="Основнойшрифтабзаца" style:family="text">
      <style:text-properties fo:color="#000000" fo:language="en" fo:country="US"/>
    </style:style>
    <style:style style:name="T219" style:parent-style-name="Основнойшрифтабзаца" style:family="text">
      <style:text-properties fo:color="#000000"/>
    </style:style>
    <style:style style:name="T220" style:parent-style-name="Основнойшрифтабзаца" style:family="text">
      <style:text-properties fo:color="#000000"/>
    </style:style>
    <style:style style:name="T221" style:parent-style-name="Основнойшрифтабзаца" style:family="text">
      <style:text-properties fo:color="#000000"/>
    </style:style>
    <style:style style:name="T222" style:parent-style-name="Основнойшрифтабзаца" style:family="text">
      <style:text-properties fo:color="#000000"/>
    </style:style>
    <style:style style:name="T223" style:parent-style-name="Основнойшрифтабзаца" style:family="text">
      <style:text-properties fo:color="#000000"/>
    </style:style>
    <style:style style:name="T224" style:parent-style-name="Основнойшрифтабзаца" style:family="text">
      <style:text-properties fo:color="#000000"/>
    </style:style>
    <style:style style:name="T225" style:parent-style-name="Основнойшрифтабзаца" style:family="text">
      <style:text-properties fo:color="#000000"/>
    </style:style>
    <style:style style:name="T226" style:parent-style-name="Основнойшрифтабзаца" style:family="text">
      <style:text-properties fo:color="#000000"/>
    </style:style>
    <style:style style:name="T227" style:parent-style-name="Основнойшрифтабзаца" style:family="text">
      <style:text-properties fo:color="#000000"/>
    </style:style>
    <style:style style:name="T228" style:parent-style-name="Основнойшрифтабзаца" style:family="text">
      <style:text-properties fo:color="#000000"/>
    </style:style>
    <style:style style:name="T229" style:parent-style-name="Основнойшрифтабзаца" style:family="text">
      <style:text-properties fo:color="#000000"/>
    </style:style>
    <style:style style:name="T230" style:parent-style-name="Основнойшрифтабзаца" style:family="text">
      <style:text-properties fo:color="#000000"/>
    </style:style>
    <style:style style:name="T231" style:parent-style-name="Основнойшрифтабзаца" style:family="text">
      <style:text-properties fo:color="#000000" fo:language="en" fo:country="US"/>
    </style:style>
    <style:style style:name="T232" style:parent-style-name="Основнойшрифтабзаца" style:family="text">
      <style:text-properties fo:color="#000000"/>
    </style:style>
    <style:style style:name="T233" style:parent-style-name="Основнойшрифтабзаца" style:family="text">
      <style:text-properties fo:color="#000000" fo:language="en" fo:country="US"/>
    </style:style>
    <style:style style:name="T234" style:parent-style-name="Основнойшрифтабзаца" style:family="text">
      <style:text-properties fo:color="#000000"/>
    </style:style>
    <style:style style:name="T235" style:parent-style-name="Основнойшрифтабзаца" style:family="text">
      <style:text-properties fo:color="#000000" fo:language="en" fo:country="US"/>
    </style:style>
    <style:style style:name="T236" style:parent-style-name="Основнойшрифтабзаца" style:family="text">
      <style:text-properties fo:color="#000000"/>
    </style:style>
    <style:style style:name="T237" style:parent-style-name="Основнойшрифтабзаца" style:family="text">
      <style:text-properties fo:color="#000000"/>
    </style:style>
    <style:style style:name="T238" style:parent-style-name="Основнойшрифтабзаца" style:family="text">
      <style:text-properties fo:color="#000000" fo:language="en" fo:country="US"/>
    </style:style>
    <style:style style:name="T239" style:parent-style-name="Основнойшрифтабзаца" style:family="text">
      <style:text-properties fo:color="#000000"/>
    </style:style>
    <style:style style:name="T240" style:parent-style-name="Основнойшрифтабзаца" style:family="text">
      <style:text-properties fo:color="#000000"/>
    </style:style>
    <style:style style:name="T241" style:parent-style-name="Основнойшрифтабзаца" style:family="text">
      <style:text-properties fo:color="#000000"/>
    </style:style>
    <style:style style:name="T242" style:parent-style-name="Основнойшрифтабзаца" style:family="text">
      <style:text-properties fo:color="#000000" fo:language="en" fo:country="US"/>
    </style:style>
    <style:style style:name="T243" style:parent-style-name="Основнойшрифтабзаца" style:family="text">
      <style:text-properties fo:color="#000000"/>
    </style:style>
    <style:style style:name="T244" style:parent-style-name="Основнойшрифтабзаца" style:family="text">
      <style:text-properties fo:color="#000000"/>
    </style:style>
    <style:style style:name="T245" style:parent-style-name="Основнойшрифтабзаца" style:family="text">
      <style:text-properties fo:color="#000000"/>
    </style:style>
    <style:style style:name="T246" style:parent-style-name="Основнойшрифтабзаца" style:family="text">
      <style:text-properties fo:color="#000000"/>
    </style:style>
    <style:style style:name="T247" style:parent-style-name="Основнойшрифтабзаца" style:family="text">
      <style:text-properties fo:color="#000000"/>
    </style:style>
    <style:style style:name="T248" style:parent-style-name="Основнойшрифтабзаца" style:family="text">
      <style:text-properties fo:color="#000000"/>
    </style:style>
    <style:style style:name="T249" style:parent-style-name="Основнойшрифтабзаца" style:family="text">
      <style:text-properties fo:color="#000000"/>
    </style:style>
    <style:style style:name="T250" style:parent-style-name="Основнойшрифтабзаца" style:family="text">
      <style:text-properties fo:color="#000000"/>
    </style:style>
    <style:style style:name="T251" style:parent-style-name="Основнойшрифтабзаца" style:family="text">
      <style:text-properties fo:color="#000000"/>
    </style:style>
    <style:style style:name="T252" style:parent-style-name="Основнойшрифтабзаца" style:family="text">
      <style:text-properties fo:color="#000000"/>
    </style:style>
    <style:style style:name="T253" style:parent-style-name="Основнойшрифтабзаца" style:family="text">
      <style:text-properties fo:color="#000000"/>
    </style:style>
    <style:style style:name="T254" style:parent-style-name="Основнойшрифтабзаца" style:family="text">
      <style:text-properties fo:color="#000000"/>
    </style:style>
    <style:style style:name="T255" style:parent-style-name="Основнойшрифтабзаца" style:family="text">
      <style:text-properties fo:color="#000000"/>
    </style:style>
    <style:style style:name="T256" style:parent-style-name="Основнойшрифтабзаца" style:family="text">
      <style:text-properties fo:color="#000000" fo:language="en" fo:country="US"/>
    </style:style>
    <style:style style:name="T257" style:parent-style-name="Основнойшрифтабзаца" style:family="text">
      <style:text-properties fo:color="#000000"/>
    </style:style>
    <style:style style:name="T258" style:parent-style-name="Основнойшрифтабзаца" style:family="text">
      <style:text-properties fo:color="#000000" fo:language="en" fo:country="US"/>
    </style:style>
    <style:style style:name="T259" style:parent-style-name="Основнойшрифтабзаца" style:family="text">
      <style:text-properties fo:color="#000000"/>
    </style:style>
    <style:style style:name="T260" style:parent-style-name="Основнойшрифтабзаца" style:family="text">
      <style:text-properties fo:color="#000000"/>
    </style:style>
    <style:style style:name="T261" style:parent-style-name="Основнойшрифтабзаца" style:family="text">
      <style:text-properties fo:color="#000000"/>
    </style:style>
    <style:style style:name="T262" style:parent-style-name="Основнойшрифтабзаца" style:family="text">
      <style:text-properties fo:color="#000000"/>
    </style:style>
    <style:style style:name="T263" style:parent-style-name="Основнойшрифтабзаца" style:family="text">
      <style:text-properties fo:color="#000000"/>
    </style:style>
    <style:style style:name="T264" style:parent-style-name="Основнойшрифтабзаца" style:family="text">
      <style:text-properties fo:color="#000000"/>
    </style:style>
    <style:style style:name="T265" style:parent-style-name="Основнойшрифтабзаца" style:family="text">
      <style:text-properties fo:color="#000000"/>
    </style:style>
    <style:style style:name="T266" style:parent-style-name="Основнойшрифтабзаца" style:family="text">
      <style:text-properties fo:color="#000000"/>
    </style:style>
    <style:style style:name="T267" style:parent-style-name="Основнойшрифтабзаца" style:family="text">
      <style:text-properties fo:color="#000000"/>
    </style:style>
    <style:style style:name="T268" style:parent-style-name="Основнойшрифтабзаца" style:family="text">
      <style:text-properties fo:color="#000000"/>
    </style:style>
    <style:style style:name="T269" style:parent-style-name="Основнойшрифтабзаца" style:family="text">
      <style:text-properties fo:color="#000000"/>
    </style:style>
    <style:style style:name="T270" style:parent-style-name="Основнойшрифтабзаца" style:family="text">
      <style:text-properties fo:color="#000000" fo:language="en" fo:country="US"/>
    </style:style>
    <style:style style:name="T271" style:parent-style-name="Основнойшрифтабзаца" style:family="text">
      <style:text-properties fo:color="#000000"/>
    </style:style>
    <style:style style:name="T272" style:parent-style-name="Основнойшрифтабзаца" style:family="text">
      <style:text-properties fo:color="#000000" fo:language="en" fo:country="US"/>
    </style:style>
    <style:style style:name="T273" style:parent-style-name="Основнойшрифтабзаца" style:family="text">
      <style:text-properties fo:color="#000000"/>
    </style:style>
    <style:style style:name="T274" style:parent-style-name="Основнойшрифтабзаца" style:family="text">
      <style:text-properties fo:color="#000000" fo:language="en" fo:country="US"/>
    </style:style>
    <style:style style:name="T275" style:parent-style-name="Основнойшрифтабзаца" style:family="text">
      <style:text-properties fo:color="#000000"/>
    </style:style>
    <style:style style:name="T276" style:parent-style-name="Основнойшрифтабзаца" style:family="text">
      <style:text-properties fo:color="#000000" fo:language="en" fo:country="US"/>
    </style:style>
    <style:style style:name="T277" style:parent-style-name="Основнойшрифтабзаца" style:family="text">
      <style:text-properties fo:color="#000000"/>
    </style:style>
    <style:style style:name="T278" style:parent-style-name="Основнойшрифтабзаца" style:family="text">
      <style:text-properties fo:color="#000000"/>
    </style:style>
    <style:style style:name="T279" style:parent-style-name="Основнойшрифтабзаца" style:family="text">
      <style:text-properties fo:color="#000000" fo:language="en" fo:country="US"/>
    </style:style>
    <style:style style:name="T280" style:parent-style-name="Основнойшрифтабзаца" style:family="text">
      <style:text-properties fo:color="#000000"/>
    </style:style>
    <style:style style:name="T281" style:parent-style-name="Основнойшрифтабзаца" style:family="text">
      <style:text-properties fo:color="#000000"/>
    </style:style>
    <style:style style:name="T282" style:parent-style-name="Основнойшрифтабзаца" style:family="text">
      <style:text-properties fo:color="#000000"/>
    </style:style>
    <style:style style:name="T283" style:parent-style-name="Основнойшрифтабзаца" style:family="text">
      <style:text-properties fo:color="#000000"/>
    </style:style>
    <style:style style:name="T284" style:parent-style-name="Основнойшрифтабзаца" style:family="text">
      <style:text-properties fo:color="#000000"/>
    </style:style>
    <style:style style:name="T285" style:parent-style-name="Основнойшрифтабзаца" style:family="text">
      <style:text-properties fo:color="#000000" fo:language="en" fo:country="US"/>
    </style:style>
    <style:style style:name="T286" style:parent-style-name="Основнойшрифтабзаца" style:family="text">
      <style:text-properties fo:color="#000000"/>
    </style:style>
    <style:style style:name="T287" style:parent-style-name="Основнойшрифтабзаца" style:family="text">
      <style:text-properties fo:color="#000000"/>
    </style:style>
    <style:style style:name="T288" style:parent-style-name="Основнойшрифтабзаца" style:family="text">
      <style:text-properties fo:color="#000000"/>
    </style:style>
    <style:style style:name="T289" style:parent-style-name="Основнойшрифтабзаца" style:family="text">
      <style:text-properties fo:color="#000000"/>
    </style:style>
    <style:style style:name="T290" style:parent-style-name="Основнойшрифтабзаца" style:family="text">
      <style:text-properties fo:color="#000000"/>
    </style:style>
    <style:style style:name="P291" style:parent-style-name="Textbody" style:family="paragraph">
      <style:text-properties fo:font-weight="bold" style:font-weight-asian="bold" style:font-weight-complex="bold" fo:color="#000000"/>
    </style:style>
    <style:style style:name="P292" style:parent-style-name="Textbody" style:family="paragraph">
      <style:text-properties fo:color="#000000"/>
    </style:style>
    <style:style style:name="P293" style:parent-style-name="Textbody" style:family="paragraph">
      <style:text-properties fo:color="#000000"/>
    </style:style>
    <style:style style:name="P294" style:parent-style-name="Textbody" style:family="paragraph">
      <style:text-properties fo:color="#000000" style:language-asian="ru" style:country-asian="RU" style:language-complex="ar" style:country-complex="SA"/>
    </style:style>
    <style:style style:name="P295" style:parent-style-name="Заголовок2" style:family="paragraph">
      <style:text-properties fo:color="#000000"/>
    </style:style>
    <style:style style:name="P296" style:parent-style-name="Textbody" style:family="paragraph">
      <style:text-properties fo:color="#000000"/>
    </style:style>
    <style:style style:name="P297" style:parent-style-name="Textbody" style:family="paragraph">
      <style:text-properties fo:color="#000000"/>
    </style:style>
    <style:style style:name="P298" style:parent-style-name="Textbody" style:family="paragraph">
      <style:text-properties fo:color="#000000"/>
    </style:style>
    <style:style style:name="P299" style:parent-style-name="Textbody" style:family="paragraph">
      <style:text-properties fo:color="#000000"/>
    </style:style>
    <style:style style:name="P300" style:parent-style-name="Textbody" style:family="paragraph">
      <style:text-properties fo:color="#000000"/>
    </style:style>
    <style:style style:name="P301" style:parent-style-name="Textbody" style:family="paragraph">
      <style:text-properties fo:color="#000000"/>
    </style:style>
    <style:style style:name="P302" style:parent-style-name="Textbody" style:family="paragraph">
      <style:text-properties fo:color="#000000"/>
    </style:style>
    <style:style style:name="P303" style:parent-style-name="Textbody" style:family="paragraph">
      <style:text-properties fo:color="#000000"/>
    </style:style>
    <style:style style:name="P304" style:parent-style-name="Textbody" style:family="paragraph">
      <style:text-properties fo:color="#000000"/>
    </style:style>
    <style:style style:name="P305" style:parent-style-name="Textbody" style:family="paragraph">
      <style:text-properties fo:color="#000000"/>
    </style:style>
    <style:style style:name="P306" style:parent-style-name="Textbody" style:family="paragraph">
      <style:text-properties fo:color="#000000"/>
    </style:style>
    <style:style style:name="P307" style:parent-style-name="Textbody" style:family="paragraph">
      <style:text-properties fo:color="#000000"/>
    </style:style>
    <style:style style:name="P308" style:parent-style-name="Textbody" style:family="paragraph">
      <style:text-properties fo:font-weight="bold" style:font-weight-asian="bold" style:font-weight-complex="bold" fo:color="#000000"/>
    </style:style>
    <style:style style:name="P309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0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1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2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3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4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5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6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7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19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0" style:parent-style-name="Textbody" style:family="paragraph">
      <style:paragraph-properties fo:text-align="start" fo:text-indent="0in"/>
    </style:style>
    <style:style style:name="T321" style:parent-style-name="Основнойшрифтабзаца" style:family="text">
      <style:text-properties fo:color="#000000"/>
    </style:style>
    <style:style style:name="T322" style:parent-style-name="Основнойшрифтабзаца" style:family="text">
      <style:text-properties fo:color="#000000" fo:language="en" fo:country="US"/>
    </style:style>
    <style:style style:name="T323" style:parent-style-name="Основнойшрифтабзаца" style:family="text">
      <style:text-properties fo:color="#000000"/>
    </style:style>
    <style:style style:name="T324" style:parent-style-name="Основнойшрифтабзаца" style:family="text">
      <style:text-properties fo:color="#000000" fo:language="en" fo:country="US"/>
    </style:style>
    <style:style style:name="T325" style:parent-style-name="Основнойшрифтабзаца" style:family="text">
      <style:text-properties fo:color="#000000" fo:language="en" fo:country="US"/>
    </style:style>
    <style:style style:name="T326" style:parent-style-name="Основнойшрифтабзаца" style:family="text">
      <style:text-properties fo:color="#000000" fo:language="en" fo:country="US"/>
    </style:style>
    <style:style style:name="P327" style:parent-style-name="Textbody" style:family="paragraph">
      <style:paragraph-properties fo:text-align="start" fo:text-indent="0in"/>
      <style:text-properties fo:color="#000000" fo:language="en" fo:country="US"/>
    </style:style>
    <style:style style:name="P32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2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3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4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5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8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8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8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38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390" style:parent-style-name="Textbody" style:family="paragraph">
      <style:text-properties style:font-name="Courier New" fo:color="#000000" fo:font-size="11pt" style:font-size-asian="11pt" style:font-size-complex="11pt"/>
    </style:style>
    <style:style style:name="T39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9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393" style:parent-style-name="Textbody" style:family="paragraph">
      <style:text-properties style:font-name="Courier New" fo:color="#000000" fo:font-size="11pt" style:font-size-asian="11pt" style:font-size-complex="11pt"/>
    </style:style>
    <style:style style:name="T39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9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39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9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9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9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2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2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2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2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2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2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3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3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3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3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3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3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3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3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3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3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4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4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4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4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4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5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5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5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5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6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6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6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6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6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465" style:parent-style-name="Textbody" style:family="paragraph">
      <style:text-properties style:font-name="Courier New" fo:color="#000000" fo:font-size="11pt" style:font-size-asian="11pt" style:font-size-complex="11pt"/>
    </style:style>
    <style:style style:name="T46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6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6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6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7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7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7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7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7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7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7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7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7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79" style:parent-style-name="Textbody" style:family="paragraph">
      <style:text-properties style:font-name="Courier New" fo:color="#000000" fo:font-size="11pt" style:font-size-asian="11pt" style:font-size-complex="11pt"/>
    </style:style>
    <style:style style:name="T48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8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8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96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497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498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499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0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1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2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3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4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5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6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7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8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09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0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1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2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3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4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5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6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7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8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19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20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21" style:parent-style-name="Textbody" style:family="paragraph">
      <style:paragraph-properties fo:text-align="start" fo:text-indent="0in"/>
      <style:text-properties style:font-name="Courier New" fo:color="#000000" fo:font-size="11pt" style:font-size-asian="11pt" style:font-size-complex="11pt" fo:language="en" fo:country="US"/>
    </style:style>
    <style:style style:name="P522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23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24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2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5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55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5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5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5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5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5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5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5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5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6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6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6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6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56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6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6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6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6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4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4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64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4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4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645" style:parent-style-name="Textbody" style:family="paragraph">
      <style:text-properties style:font-name="Courier New" fo:color="#000000" fo:font-size="11pt" style:font-size-asian="11pt" style:font-size-complex="11pt"/>
    </style:style>
    <style:style style:name="T64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4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64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4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6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66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6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6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73" style:parent-style-name="Textbody" style:family="paragraph">
      <style:text-properties style:font-name="Courier New" fo:color="#000000" fo:font-size="11pt" style:font-size-asian="11pt" style:font-size-complex="11pt"/>
    </style:style>
    <style:style style:name="T67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8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8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8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83" style:parent-style-name="Textbody" style:family="paragraph">
      <style:text-properties style:font-name="Courier New" fo:color="#000000" fo:font-size="11pt" style:font-size-asian="11pt" style:font-size-complex="11pt"/>
    </style:style>
    <style:style style:name="T68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8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8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8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8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8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9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9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9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93" style:parent-style-name="Textbody" style:family="paragraph">
      <style:text-properties style:font-name="Courier New" fo:color="#000000" fo:font-size="11pt" style:font-size-asian="11pt" style:font-size-complex="11pt"/>
    </style:style>
    <style:style style:name="T69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9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69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9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9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9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0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0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70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0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0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0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1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1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1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1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1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15" style:parent-style-name="Textbody" style:family="paragraph">
      <style:text-properties style:font-name="Courier New" fo:color="#000000" fo:font-size="11pt" style:font-size-asian="11pt" style:font-size-complex="11pt"/>
    </style:style>
    <style:style style:name="P716" style:parent-style-name="Textbody" style:family="paragraph">
      <style:text-properties style:font-name="Courier New" fo:color="#000000" fo:font-size="11pt" style:font-size-asian="11pt" style:font-size-complex="11pt"/>
    </style:style>
    <style:style style:name="T71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1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1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2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2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2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2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2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2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2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27" style:parent-style-name="Textbody" style:family="paragraph">
      <style:text-properties style:font-name="Courier New" fo:color="#000000" fo:font-size="11pt" style:font-size-asian="11pt" style:font-size-complex="11pt"/>
    </style:style>
    <style:style style:name="P728" style:parent-style-name="Textbody" style:family="paragraph">
      <style:text-properties style:font-name="Courier New" fo:color="#000000" fo:font-size="11pt" style:font-size-asian="11pt" style:font-size-complex="11pt"/>
    </style:style>
    <style:style style:name="T72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3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3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3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3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3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74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4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4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4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4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4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4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5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5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5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5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6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6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6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76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6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6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6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6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6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6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776" style:parent-style-name="Textbody" style:family="paragraph">
      <style:text-properties style:font-name="Courier New" fo:color="#000000" fo:font-size="11pt" style:font-size-asian="11pt" style:font-size-complex="11pt"/>
    </style:style>
    <style:style style:name="T77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7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2" style:parent-style-name="Textbody" style:family="paragraph">
      <style:paragraph-properties fo:text-align="start" fo:text-indent="0in"/>
    </style:style>
    <style:style style:name="T79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94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795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796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797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798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799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0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1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2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3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4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5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6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7" style:parent-style-name="Textbody" style:family="paragraph">
      <style:paragraph-properties fo:text-align="start" fo:text-indent="0in"/>
      <style:text-properties fo:font-weight="bold" style:font-weight-asian="bold" style:font-weight-complex="bold" fo:color="#000000"/>
    </style:style>
    <style:style style:name="P80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809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810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TableColumn812" style:family="table-column">
      <style:table-column-properties style:column-width="1.6097in" style:use-optimal-column-width="false"/>
    </style:style>
    <style:style style:name="TableColumn813" style:family="table-column">
      <style:table-column-properties style:column-width="4.8868in" style:use-optimal-column-width="false"/>
    </style:style>
    <style:style style:name="Table811" style:family="table">
      <style:table-properties style:width="6.4965in" fo:margin-left="0in" table:align="lef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indent="0in"/>
      <style:text-properties fo:font-size="12pt" style:font-size-asian="12pt"/>
    </style:style>
    <style:style style:name="TableCell8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indent="0in"/>
      <style:text-properties fo:font-size="12pt" style:font-size-asian="12pt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2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2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2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2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26" style:parent-style-name="TableContents" style:family="paragraph">
      <style:paragraph-properties fo:text-indent="0in"/>
      <style:text-properties fo:font-size="12pt" style:font-size-asian="12pt"/>
    </style:style>
    <style:style style:name="TableCell8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3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3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3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3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36" style:parent-style-name="TableContents" style:family="paragraph">
      <style:paragraph-properties fo:text-indent="0in"/>
      <style:text-properties fo:font-size="12pt" style:font-size-asian="12pt"/>
    </style:style>
    <style:style style:name="TableCell8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4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4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4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4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46" style:parent-style-name="TableContents" style:family="paragraph">
      <style:paragraph-properties fo:text-indent="0in"/>
      <style:text-properties fo:font-size="12pt" style:font-size-asian="12pt"/>
    </style:style>
    <style:style style:name="P847" style:parent-style-name="TableContents" style:family="paragraph">
      <style:paragraph-properties fo:text-indent="0in"/>
      <style:text-properties fo:font-size="12pt" style:font-size-asian="12pt"/>
    </style:style>
    <style:style style:name="TableCell8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indent="0in"/>
      <style:text-properties fo:font-size="12pt" style:font-size-asian="12pt"/>
    </style:style>
    <style:style style:name="P853" style:parent-style-name="TableContents" style:family="paragraph">
      <style:paragraph-properties fo:text-indent="0in"/>
      <style:text-properties fo:font-size="12pt" style:font-size-asian="12pt"/>
    </style:style>
    <style:style style:name="P854" style:parent-style-name="TableContents" style:family="paragraph">
      <style:paragraph-properties fo:text-indent="0in"/>
      <style:text-properties fo:font-size="12pt" style:font-size-asian="12pt"/>
    </style:style>
    <style:style style:name="TableCell8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6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8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871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2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3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4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5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6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7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8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79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0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1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2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3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4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5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6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7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8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89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0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1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2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3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4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5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6" style:parent-style-name="Textbody" style:family="paragraph">
      <style:paragraph-properties fo:text-align="center" fo:text-indent="0in"/>
      <style:text-properties fo:font-weight="bold" style:font-weight-asian="bold" style:font-weight-complex="bold" fo:color="#000000" fo:language="en" fo:country="US"/>
    </style:style>
    <style:style style:name="P897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89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TableColumn900" style:family="table-column">
      <style:table-column-properties style:column-width="1.8937in" style:use-optimal-column-width="false"/>
    </style:style>
    <style:style style:name="TableColumn901" style:family="table-column">
      <style:table-column-properties style:column-width="4.6027in" style:use-optimal-column-width="false"/>
    </style:style>
    <style:style style:name="Table899" style:family="table">
      <style:table-properties style:width="6.4965in" fo:margin-left="0in" table:align="lef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4" style:parent-style-name="TableContents" style:family="paragraph">
      <style:paragraph-properties fo:text-indent="0in"/>
      <style:text-properties fo:font-size="12pt" style:font-size-asian="12pt"/>
    </style:style>
    <style:style style:name="TableCell9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text-indent="0in"/>
      <style:text-properties fo:font-size="12pt" style:font-size-asian="12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1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2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9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2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2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2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2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9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3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4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5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5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5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9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5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5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6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7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9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8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99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0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1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1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101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0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4" style:parent-style-name="TableContents" style:family="paragraph">
      <style:paragraph-properties fo:text-indent="0in"/>
    </style:style>
    <style:style style:name="T1015" style:parent-style-name="Основнойшрифтабзаца" style:family="text">
      <style:text-properties fo:font-size="12pt" style:font-size-asian="12pt" fo:language="en" fo:country="US"/>
    </style:style>
    <style:style style:name="P1016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2</text:span></text:p>
      <text:p text:style-name="P18"><text:span text:style-name="T19">по дисциплине «Построение и анализ алгоритмов»</text:span></text:p>
      <text:p text:style-name="P20"><text:span text:style-name="T21">Тема: Жадный алгоритм и А*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Студент гр. 9382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<text:span text:style-name="T39">Русинов Д</text:span><text:span text:style-name="T40">.</text:span><text:span text:style-name="T41">А</text:span><text:span text:style-name="T42">.</text:span>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рс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2021</text:p>
      <text:soft-page-break/>
      <text:h text:style-name="P54" text:outline-level="2">Цель работы.</text:h>
      <text:p text:style-name="P55"><text:tab/>Понять, что такое жадный алгоритм, научиться его реализовывать на примере поиска пути в ориентированном графе.</text:p>
      <text:p text:style-name="P56"/>
      <text:h text:style-name="P57" text:outline-level="2">Задание.</text:h>
      <text:p text:style-name="P58">Разработайте программу, которая решает задачу построения пути в ориентированном графе при помощи жадного алгоритма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P59">Пример входных данных</text:p>
      <text:p text:style-name="P60"/>
      <text:p text:style-name="P61">a e</text:p>
      <text:p text:style-name="P62">a b 3.0</text:p>
      <text:p text:style-name="P63">b c 1.0</text:p>
      <text:p text:style-name="P64">c d 1.0</text:p>
      <text:p text:style-name="P65">a d 5.0</text:p>
      <text:p text:style-name="P66">d e 1.0</text:p>
      <text:p text:style-name="P67"/>
      <text:p text:style-name="P68"/>
      <text:p text:style-name="P69">В первой строке через пробел указываются начальная и конечная вершины</text:p>
      <text:p text:style-name="P70">Далее в каждой строке указываются ребра графа и их вес</text:p>
      <text:p text:style-name="P71"/>
      <text:p text:style-name="P72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73"/>
      <text:p text:style-name="P74">abcde</text:p>
      <text:soft-page-break/>
      <text:p text:style-name="P75">Вариант<text:s/>2.<text:s/>В A* эвристическая функция для каждой вершины задаётся неотрицательным числом во входных данных.</text:p>
      <text:p text:style-name="P76"/>
      <text:h text:style-name="P77" text:outline-level="2">Описание алгоритма</text:h>
      <text:p text:style-name="P78">Был реализован поиск пути в ориентированном графе жадным алгоритмом.</text:p>
      <text:p text:style-name="P79">Граф представляется в виде словаря,<text:s/>где ключ – вершина,<text:s/>а значение – список вершин,<text:s/>в которые можно пойти из данной вершины.</text:p>
      <text:p text:style-name="P80">Алгоритм<text:s/>принимает на вход вершину,<text:s/>вершины которой необходимо рассмотреть.<text:s/>У данной вершины перебираются ребра,<text:s/>которые ведут к смежным вершинам.<text:s/>Ребра рассматриваются в приоритете наименьшей стоимости.<text:s/>Как только на вход попадает конечная вершина – алгоритм возвращает строку,<text:s/>предыдущие рекурсивные вызовы получив эту строку,<text:s/>возвращают эту строку прибавив к строке вершину,<text:s/>которая была подана рекурсивному вызову.<text:s/>Также необходимо записывать,<text:s/>какие ребра уже были посещены,<text:s/>чтобы не алгоритм не зациклился.</text:p>
      <text:p text:style-name="Textbody"><text:span text:style-name="T81">В худшем случае необходимо будет обойти весь граф</text:span><text:span text:style-name="T82">,<text:s/></text:span><text:span text:style-name="T83">д</text:span><text:span text:style-name="T84">ля графа с<text:s/></text:span><text:span text:style-name="T85">N</text:span><text:span text:style-name="T86"><text:s/></text:span><text:span text:style-name="T87">вершинами и<text:s/></text:span><text:span text:style-name="T88">M</text:span><text:span text:style-name="T89"><text:s/></text:span><text:span text:style-name="T90">ребрами –</text:span><text:span text:style-name="T91"><text:s/></text:span><text:span text:style-name="T92">O</text:span><text:span text:style-name="T93">(</text:span><text:span text:style-name="T94">N</text:span><text:span text:style-name="T95"><text:s/>*<text:s/></text:span><text:span text:style-name="T96">M</text:span><text:span text:style-name="T97">).</text:span></text:p>
      <text:p text:style-name="Textbody"><text:span text:style-name="T98">Сложность по памяти – необходимо хранить граф и посещенные ребра</text:span><text:span text:style-name="T99">.<text:s/></text:span><text:span text:style-name="T100">В худшем случае сложность будет равна<text:s/></text:span><text:span text:style-name="T101">O(</text:span><text:span text:style-name="T102">2 * (N + M)</text:span><text:span text:style-name="T103">).</text:span></text:p>
      <text:p text:style-name="P104"/>
      <text:p text:style-name="P105">Также был реализован поиск пути в ориентированном графе с помощью алгоритма А*.</text:p>
      <text:p text:style-name="Textbody"><text:span text:style-name="T106">Граф представляется в виде словаря</text:span><text:span text:style-name="T107">,<text:s/></text:span><text:span text:style-name="T108">где ключ – вершина</text:span><text:span text:style-name="T109">,</text:span><text:span text:style-name="T110"><text:s/>а значение – список вершин</text:span><text:span text:style-name="T111">,<text:s/></text:span><text:span text:style-name="T112">в которые можно пойти из данной вершины</text:span><text:span text:style-name="T113">.</text:span><text:span text:style-name="T114"><text:s/></text:span><text:span text:style-name="T115">Используются два контейнера<text:s/></text:span><text:span text:style-name="T116">Queue</text:span><text:span text:style-name="T117"><text:s/></text:span><text:span text:style-name="T118">и<text:s/></text:span><text:span text:style-name="T119">Visited</text:span><text:span text:style-name="T120">,<text:s/></text:span><text:span text:style-name="T121">которые содержат в себе экземпляры<text:s/></text:span><text:span text:style-name="T122">Vertex</text:span><text:span text:style-name="T123">.<text:s/></text:span><text:span text:style-name="T124">Queue</text:span><text:span text:style-name="T125"><text:s/>–<text:s/></text:span><text:span text:style-name="T126">содержит вершины</text:span><text:span text:style-name="T127">,<text:s/></text:span><text:span text:style-name="T128">которые необходимо посетить</text:span><text:span text:style-name="T129">,<text:s/></text:span><text:span text:style-name="T130">а<text:s/></text:span><text:span text:style-name="T131">Visited</text:span><text:span text:style-name="T132"><text:s/></text:span><text:span text:style-name="T133">содержит вершины</text:span><text:span text:style-name="T134">,<text:s/></text:span><text:span text:style-name="T135">которые уже были посещены</text:span><text:span text:style-name="T136">.<text:s/></text:span><text:span text:style-name="T137">В ходе работы алгоритма вершины из контейнера<text:s/></text:span><text:span text:style-name="T138">Visited</text:span><text:span text:style-name="T139"><text:s/></text:span><text:span text:style-name="T140">могут<text:s/></text:span><text:span text:style-name="T141">обновля</text:span><text:span text:style-name="T142">ться</text:span><text:span text:style-name="T143">.</text:span></text:p>
      <text:p text:style-name="P144"/>
      <text:p text:style-name="P145"/>
      <text:soft-page-break/>
      <text:p text:style-name="Textbody"><text:span text:style-name="T146">Изначально контейнер<text:s/></text:span><text:span text:style-name="T147">Queue</text:span><text:span text:style-name="T148"><text:s/></text:span><text:span text:style-name="T149">содержит стартовую вершину</text:span><text:span text:style-name="T150">,<text:s/></text:span><text:span text:style-name="T151">в дальнейшем из него извлекаются вершины с минимальной оценкой</text:span><text:span text:style-name="T152">.<text:s/></text:span><text:span text:style-name="T153">У извлеченных вершин рассматриваются смежные к ним вершины</text:span><text:span text:style-name="T154">.<text:s/></text:span><text:span text:style-name="T155">В дальнейшем под словом вершина будет предполагаться смежная к извлеченной</text:span><text:span text:style-name="T156"><text:s/></text:span><text:span text:style-name="T157">вершина</text:span><text:span text:style-name="T158">.<text:s/></text:span><text:span text:style-name="T159">Если вершина еще не была посещена</text:span><text:span text:style-name="T160">,<text:s/></text:span><text:span text:style-name="T161">то она добавляется в контейнер<text:s/></text:span><text:span text:style-name="T162">Visited</text:span><text:span text:style-name="T163">.<text:s/></text:span><text:span text:style-name="T164">Если же она была посещена</text:span><text:span text:style-name="T165">,<text:s/></text:span><text:span text:style-name="T166">то сравниваются стоимости до вершины</text:span><text:span text:style-name="T167">.<text:s/></text:span><text:span text:style-name="T168">Если текущая стоимость до вершины больше</text:span><text:span text:style-name="T169">,<text:s/></text:span><text:span text:style-name="T170">чем найденная</text:span><text:span text:style-name="T171">,<text:s/></text:span><text:span text:style-name="T172">то вершина обновляется</text:span><text:span text:style-name="T173">.<text:s/></text:span><text:span text:style-name="T174">Обновление вершины предполагает обновление стоимости</text:span><text:span text:style-name="T175">,<text:s/></text:span><text:span text:style-name="T176">стоимости с учетом эвристической оценки</text:span><text:span text:style-name="T177">,<text:s/></text:span><text:span text:style-name="T178">а также родителя вершины</text:span><text:span text:style-name="T179">.<text:s/></text:span><text:span text:style-name="T180">В качестве эвристической функции используется функция измерения расстояния между символами</text:span><text:span text:style-name="T181">.<text:s/></text:span><text:span text:style-name="T182">В модифицированной версии значения эвристической функции для каждой вершины вводятся с клавиатуры</text:span><text:span text:style-name="T183">.</text:span><text:span text:style-name="T184"><text:s/>Алгоритм завершает свою работу</text:span><text:span text:style-name="T185">,<text:s/></text:span><text:span text:style-name="T186">когда была встречена конечная вершина</text:span><text:span text:style-name="T187">.<text:s/></text:span><text:span text:style-name="T188">После этого происходит восстановление строки пути с помощью поля</text:span><text:span text:style-name="T189">,<text:s/></text:span><text:span text:style-name="T190">которое содержит родителя вершины</text:span><text:span text:style-name="T191">.</text:span></text:p>
      <text:p text:style-name="P192">Время выполнения зависит от эвристической функции.<text:s/>Можно добиться полиномиальной сложности,<text:s/>когда будет выполняться следующее неравенство:</text:p>
      <text:p text:style-name="Textbody"><text:span text:style-name="T193">|<text:s/></text:span><text:span text:style-name="T194">h</text:span><text:span text:style-name="T195">(</text:span><text:span text:style-name="T196">x</text:span><text:span text:style-name="T197">) –<text:s/></text:span><text:span text:style-name="T198">h</text:span><text:span text:style-name="T199">*(</text:span><text:span text:style-name="T200">x</text:span><text:span text:style-name="T201">) | &lt;=<text:s/></text:span><text:span text:style-name="T202">O</text:span><text:span text:style-name="T203">(</text:span><text:span text:style-name="T204">log</text:span><text:span text:style-name="T205"><text:s/></text:span><text:span text:style-name="T206">h</text:span><text:span text:style-name="T207">*(</text:span><text:span text:style-name="T208">x</text:span><text:span text:style-name="T209">)),<text:s/></text:span><text:span text:style-name="T210">где<text:s/></text:span><text:span text:style-name="T211">h</text:span><text:span text:style-name="T212">*</text:span><text:span text:style-name="T213"><text:s/>- оптимальная эвристическая функция</text:span><text:span text:style-name="T214">.<text:s/></text:span><text:span text:style-name="T215">Ошибке<text:s/></text:span><text:span text:style-name="T216">h</text:span><text:span text:style-name="T217">(</text:span><text:span text:style-name="T218">x</text:span><text:span text:style-name="T219">)</text:span><text:span text:style-name="T220"><text:s/>необходимо расти медленнее</text:span><text:span text:style-name="T221">,<text:s/></text:span><text:span text:style-name="T222">чем логарифм оптимальной эвристической функции</text:span><text:span text:style-name="T223">.</text:span></text:p>
      <text:p text:style-name="Textbody"><text:span text:style-name="T224">В лучшем случае</text:span><text:span text:style-name="T225">,<text:s/></text:span><text:span text:style-name="T226">когда выбрана наиболее подходящая эвристическая функция</text:span><text:span text:style-name="T227">,<text:s/></text:span><text:span text:style-name="T228">которая выбирает верное направление на каждом шагу</text:span><text:span text:style-name="T229">,<text:s/></text:span><text:span text:style-name="T230">время выполнения будет<text:s/></text:span><text:span text:style-name="T231">O</text:span><text:span text:style-name="T232">(</text:span><text:span text:style-name="T233">N</text:span><text:span text:style-name="T234"><text:s/>+<text:s/></text:span><text:span text:style-name="T235">M</text:span><text:span text:style-name="T236">),<text:s/></text:span><text:span text:style-name="T237">где<text:s/></text:span><text:span text:style-name="T238">N</text:span><text:span text:style-name="T239"><text:s/>–<text:s/></text:span><text:span text:style-name="T240">кол-во вершин</text:span><text:span text:style-name="T241">,<text:s/></text:span><text:span text:style-name="T242">M</text:span><text:span text:style-name="T243"><text:s/></text:span><text:span text:style-name="T244">–</text:span><text:span text:style-name="T245"><text:s/></text:span><text:span text:style-name="T246">кол-во ребер</text:span><text:span text:style-name="T247">.</text:span></text:p>
      <text:p text:style-name="Textbody"><text:span text:style-name="T248">В худшем случае</text:span><text:span text:style-name="T249">,<text:s/></text:span><text:span text:style-name="T250">когда эвристическая функция выбирает верное направление в последнюю<text:s/></text:span><text:span text:style-name="T251">очередь</text:span><text:span text:style-name="T252">.<text:s/></text:span><text:span text:style-name="T253">Придется просмотреть все возможные пути</text:span><text:span text:style-name="T254">,<text:s/></text:span><text:span text:style-name="T255">в таком случае сложность будет сравнима с алгоритмом Дейкстры и будет равна<text:s/></text:span><text:span text:style-name="T256">O</text:span><text:span text:style-name="T257">(</text:span><text:span text:style-name="T258">N</text:span><text:span text:style-name="T259">^2).</text:span></text:p>
      <text:p text:style-name="Textbody"><text:span text:style-name="T260">В худшем случае все<text:s/></text:span><text:span text:style-name="T261">пути</text:span><text:span text:style-name="T262"><text:s/>будут храниться в очереди</text:span><text:span text:style-name="T263">,<text:s/></text:span><text:span text:style-name="T264">поэтому сложность по памяти будет экспоненциальная</text:span><text:span text:style-name="T265">.<text:s/></text:span><text:span text:style-name="T266">В лучшем случае<text:s/></text:span><text:span text:style-name="T267">будет храниться путь для вершины от начала до нее</text:span><text:span text:style-name="T268">.<text:s/></text:span><text:span text:style-name="T269">Оценка по памяти будет<text:s/></text:span><text:span text:style-name="T270">O</text:span><text:span text:style-name="T271">(</text:span><text:span text:style-name="T272">N</text:span><text:span text:style-name="T273"><text:s/>* (</text:span><text:span text:style-name="T274">N</text:span><text:span text:style-name="T275"><text:s/>+<text:s/></text:span><text:span text:style-name="T276">M</text:span><text:span text:style-name="T277">)),<text:s/></text:span><text:span text:style-name="T278">где<text:s/></text:span><text:span text:style-name="T279">N</text:span><text:span text:style-name="T280"><text:s/></text:span><text:span text:style-name="T281">–</text:span><text:span text:style-name="T282"><text:s/></text:span><text:span text:style-name="T283">кол-во вершин</text:span><text:span text:style-name="T284">,<text:s/></text:span><text:span text:style-name="T285">M</text:span><text:span text:style-name="T286"><text:s/>–<text:s/></text:span><text:span text:style-name="T287">кол-во ребер</text:span><text:span text:style-name="T288"><text:s/></text:span><text:span text:style-name="T289">в графе</text:span><text:span text:style-name="T290">.</text:span></text:p>
      <text:soft-page-break/>
      <text:p text:style-name="P291">Тестирование</text:p>
      <text:p text:style-name="P292">Результаты тестирования первой программы можно посмотреть в приложении В.</text:p>
      <text:p text:style-name="P293">Результаты тестирования второй программы можно посмотреть в приложении Г.</text:p>
      <text:p text:style-name="P294"/>
      <text:h text:style-name="P295" text:outline-level="2">Выводы.</text:h>
      <text:p text:style-name="P296">Было изучено что такое жадный алгоритм и алгоритм А*, написана программа, которая их реализует.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soft-page-break/>
      <text:p text:style-name="P318">ПРИЛОЖЕНИЕ А</text:p>
      <text:p text:style-name="P319">ИСХОДНЫЙ КОД ПРОГРАММЫ</text:p>
      <text:p text:style-name="P320"><text:span text:style-name="T321">Название</text:span><text:span text:style-name="T322"><text:s/></text:span><text:span text:style-name="T323">файла</text:span><text:span text:style-name="T324">:<text:s/></text:span><text:span text:style-name="T325">first</text:span><text:span text:style-name="T326">.py</text:span></text:p>
      <text:p text:style-name="P327"/>
      <text:p text:style-name="P328">import sys</text:p>
      <text:p text:style-name="P329">from typing import List, Optional</text:p>
      <text:p text:style-name="P330">import logging</text:p>
      <text:p text:style-name="P331"/>
      <text:p text:style-name="P332">logging.basicConfig(level=logging.INFO, format="%(message)s")</text:p>
      <text:p text:style-name="P333"/>
      <text:p text:style-name="P334"/>
      <text:p text:style-name="P335">class InputReader:</text:p>
      <text:p text:style-name="P336"><text:s text:c="4"/>@staticmethod</text:p>
      <text:p text:style-name="P337"><text:s text:c="4"/>def readLines() -&gt; List[str]:</text:p>
      <text:p text:style-name="P338"><text:s text:c="8"/>result = list()</text:p>
      <text:p text:style-name="P339"><text:s text:c="8"/>line = sys.stdin.readline()</text:p>
      <text:p text:style-name="P340"><text:s text:c="8"/>while line != "":</text:p>
      <text:p text:style-name="P341"><text:s text:c="12"/>result.append(line.strip())</text:p>
      <text:p text:style-name="P342"><text:s text:c="12"/>line = sys.stdin.readline()</text:p>
      <text:p text:style-name="P343"><text:s text:c="8"/>return result</text:p>
      <text:p text:style-name="P344"/>
      <text:p text:style-name="P345"/>
      <text:p text:style-name="P346">class GraphCreator:</text:p>
      <text:p text:style-name="P347"><text:s text:c="4"/>@staticmethod</text:p>
      <text:p text:style-name="P348"><text:s text:c="4"/>def createGraph(lines: List[str]) -&gt; dict:</text:p>
      <text:p text:style-name="P349"><text:s text:c="8"/>graph = dict()</text:p>
      <text:p text:style-name="P350"/>
      <text:p text:style-name="P351"><text:s text:c="8"/>for line in lines:</text:p>
      <text:p text:style-name="P352"><text:s text:c="12"/>src, dest, length = line.split()</text:p>
      <text:p text:style-name="P353"><text:s text:c="12"/>length = float(length)</text:p>
      <text:p text:style-name="P354"/>
      <text:p text:style-name="P355"><text:s text:c="12"/>if src not in graph:</text:p>
      <text:p text:style-name="P356"><text:s text:c="16"/>graph[src] = [(dest, length)]</text:p>
      <text:p text:style-name="P357"><text:s text:c="12"/>else:</text:p>
      <text:p text:style-name="P358"><text:s text:c="16"/>graph[src].append((dest, length))</text:p>
      <text:p text:style-name="P359"/>
      <text:p text:style-name="P360"><text:s text:c="8"/>return graph</text:p>
      <text:p text:style-name="P361"/>
      <text:p text:style-name="P362"/>
      <text:p text:style-name="P363">class Solver:</text:p>
      <text:p text:style-name="P364"><text:s text:c="4"/>def __init__(self, src: str, dest: str, graph: dict):</text:p>
      <text:p text:style-name="P365"><text:s text:c="8"/>self._src, self._dest = src, dest</text:p>
      <text:p text:style-name="P366"><text:s text:c="8"/>self._graph = graph</text:p>
      <text:p text:style-name="P367"/>
      <text:p text:style-name="P368"><text:s text:c="8"/>self._visitedMap = dict()</text:p>
      <text:p text:style-name="P369"><text:s text:c="8"/>self._answer = ""</text:p>
      <text:p text:style-name="P370"/>
      <text:p text:style-name="P371"><text:s text:c="4"/>@property</text:p>
      <text:p text:style-name="P372"><text:s text:c="4"/>def answer(self) -&gt; Optional[str]:</text:p>
      <text:p text:style-name="P373"><text:s text:c="8"/>return self._answer</text:p>
      <text:p text:style-name="P374"/>
      <text:p text:style-name="P375"><text:s text:c="4"/>def _findMinimalWay(self, fromVertex: str) -&gt; Optional[str]:</text:p>
      <text:p text:style-name="P376"><text:s text:c="8"/>if fromVertex not in self._graph:</text:p>
      <text:p text:style-name="P377"><text:s text:c="12"/>return None</text:p>
      <text:p text:style-name="P378"/>
      <text:p text:style-name="P379"><text:s text:c="8"/>if not self._graph[fromVertex]:</text:p>
      <text:p text:style-name="P380"><text:s text:c="12"/>return None</text:p>
      <text:p text:style-name="P381"/>
      <text:p text:style-name="P382"><text:s text:c="8"/>minimalLength: Optional[int] = None</text:p>
      <text:p text:style-name="Textbody"><text:span text:style-name="T383"><text:s text:c="8"/>minimalWay</text:span><text:span text:style-name="T384">:<text:s/></text:span><text:span text:style-name="T385">Optional</text:span><text:span text:style-name="T386">[</text:span><text:span text:style-name="T387">str</text:span><text:span text:style-name="T388">] =<text:s/></text:span><text:span text:style-name="T389">None</text:span></text:p>
      <text:p text:style-name="P390"/>
      <text:p text:style-name="Textbody"><text:span text:style-name="T391"><text:s text:c="8"/># ищем ребро с минимальным весом из вершины<text:s/></text:span><text:span text:style-name="T392">fromVertex</text:span></text:p>
      <text:p text:style-name="P393"/>
      <text:p text:style-name="Textbody"><text:span text:style-name="T394"><text:s text:c="8"/></text:span><text:span text:style-name="T395">for nextVertex, length in self._graph[fromVertex]:</text:span></text:p>
      <text:p text:style-name="P396"/>
      <text:p text:style-name="P397"><text:s text:c="12"/>if self._isVisitedEdge(fromVertex, nextVertex):</text:p>
      <text:p text:style-name="P398"><text:s text:c="16"/>continue</text:p>
      <text:p text:style-name="P399"/>
      <text:p text:style-name="P400"><text:s text:c="12"/>if not minimalLength:</text:p>
      <text:p text:style-name="P401"><text:s text:c="16"/>minimalWay, minimalLength = nextVertex, length</text:p>
      <text:p text:style-name="P402"><text:s text:c="12"/>elif minimalLength &gt; length:</text:p>
      <text:p text:style-name="P403"><text:s text:c="16"/>minimalWay, minimalLength = nextVertex, length</text:p>
      <text:p text:style-name="P404"><text:s text:c="12"/>elif minimalLength == length and nextVertex &lt; minimalWay:</text:p>
      <text:p text:style-name="P405"><text:s text:c="16"/>minimalWay = nextVertex</text:p>
      <text:p text:style-name="P406"/>
      <text:p text:style-name="P407"><text:s text:c="8"/>return minimalWay</text:p>
      <text:p text:style-name="P408"/>
      <text:p text:style-name="P409"><text:s text:c="4"/>def _markEdgeAsVisited(self, sourceVertex: str, destinationVertex: str) -&gt; None:</text:p>
      <text:p text:style-name="P410"><text:s text:c="8"/>if sourceVertex not in self._visitedMap:</text:p>
      <text:p text:style-name="P411"><text:s text:c="12"/>self._visitedMap[sourceVertex] = [destinationVertex]</text:p>
      <text:p text:style-name="P412"><text:s text:c="8"/>else:</text:p>
      <text:p text:style-name="P413"><text:s text:c="12"/>self._visitedMap[sourceVertex].append(destinationVertex)</text:p>
      <text:p text:style-name="P414"/>
      <text:p text:style-name="P415"><text:s text:c="4"/>def _isVisitedEdge(self, sourceVertex: str, destinationVertex: str) -&gt; bool:</text:p>
      <text:p text:style-name="P416"><text:s text:c="8"/>if sourceVertex in self._visitedMap:</text:p>
      <text:p text:style-name="P417"><text:s text:c="12"/>return destinationVertex in self._visitedMap[sourceVertex]</text:p>
      <text:p text:style-name="P418"><text:s text:c="8"/>return False</text:p>
      <text:p text:style-name="P419"/>
      <text:p text:style-name="P420"><text:s text:c="4"/>def _solve(self, fromVertex: str) -&gt; Optional[str]:</text:p>
      <text:p text:style-name="Textbody"><text:span text:style-name="T421"><text:s text:c="8"/>if</text:span><text:span text:style-name="T422"><text:s/></text:span><text:span text:style-name="T423">fromVertex</text:span><text:span text:style-name="T424"><text:s/>==<text:s/></text:span><text:span text:style-name="T425">self</text:span><text:span text:style-name="T426">._</text:span><text:span text:style-name="T427">dest</text:span><text:span text:style-name="T428">:</text:span></text:p>
      <text:p text:style-name="Textbody"><text:span text:style-name="T429"><text:s text:c="12"/></text:span><text:span text:style-name="T430">logging</text:span><text:span text:style-name="T431">.</text:span><text:span text:style-name="T432">info</text:span><text:span text:style-name="T433">("Текущая рассматриваемая вершина - конечная, завершение алгоритма!")</text:span></text:p>
      <text:p text:style-name="Textbody"><text:span text:style-name="T434"><text:s text:c="12"/></text:span><text:span text:style-name="T435">return fromVertex</text:span></text:p>
      <text:p text:style-name="P436"/>
      <text:p text:style-name="P437"><text:s text:c="8"/>toVertex = self._findMinimalWay(fromVertex)</text:p>
      <text:p text:style-name="Textbody"><text:span text:style-name="T438"><text:s text:c="8"/></text:span><text:span text:style-name="T439"># ищем непосещенное ребро с минимальным весом и посещаем его</text:span></text:p>
      <text:p text:style-name="Textbody"><text:span text:style-name="T440"><text:s text:c="8"/></text:span><text:span text:style-name="T441">while</text:span><text:span text:style-name="T442"><text:s/></text:span><text:span text:style-name="T443">toVertex</text:span><text:span text:style-name="T444">:</text:span></text:p>
      <text:p text:style-name="Textbody"><text:span text:style-name="T445"><text:s text:c="12"/></text:span><text:span text:style-name="T446">logging</text:span><text:span text:style-name="T447">.</text:span><text:span text:style-name="T448">info</text:span><text:span text:style-name="T449">(</text:span><text:span text:style-name="T450">f</text:span><text:span text:style-name="T451">"Начал рассматривать минимальный непосещенный путь {</text:span><text:span text:style-name="T452">fromVertex</text:span><text:span text:style-name="T453">} - {</text:span><text:span text:style-name="T454">toVertex</text:span><text:span text:style-name="T455">}")</text:span></text:p>
      <text:p text:style-name="Textbody"><text:span text:style-name="T456"><text:s text:c="12"/></text:span><text:span text:style-name="T457">self</text:span><text:span text:style-name="T458">._</text:span><text:span text:style-name="T459">markEdgeAsVisited</text:span><text:span text:style-name="T460">(</text:span><text:span text:style-name="T461">fromVertex</text:span><text:span text:style-name="T462">,<text:s/></text:span><text:span text:style-name="T463">toVertex</text:span><text:span text:style-name="T464">)</text:span></text:p>
      <text:p text:style-name="P465"><text:s text:c="12"/># вызываем алгоритм для вершины, где ребро имеет минимальный вес</text:p>
      <text:p text:style-name="Textbody"><text:span text:style-name="T466"><text:s text:c="12"/></text:span><text:span text:style-name="T467">result = self._solve(toVertex)</text:span></text:p>
      <text:p text:style-name="P468"><text:s text:c="12"/>if result:</text:p>
      <text:p text:style-name="Textbody"><text:span text:style-name="T469"><text:s text:c="16"/></text:span><text:span text:style-name="T470"># если в<text:s/></text:span><text:span text:style-name="T471">result</text:span><text:span text:style-name="T472"><text:s/>что-то записано, значит мы уже нашли путь</text:span></text:p>
      <text:p text:style-name="Textbody"><text:span text:style-name="T473"><text:s text:c="16"/></text:span><text:span text:style-name="T474">return</text:span><text:span text:style-name="T475"><text:s/></text:span><text:span text:style-name="T476">fromVertex</text:span><text:span text:style-name="T477"><text:s/>+<text:s/></text:span><text:span text:style-name="T478">result</text:span></text:p>
      <text:p text:style-name="P479"><text:s text:c="12"/># если ничего нет, то смотрим следующие ребра</text:p>
      <text:p text:style-name="Textbody"><text:span text:style-name="T480"><text:s text:c="12"/></text:span><text:span text:style-name="T481">toVertex = self._findMinimalWay(fromVertex)</text:span></text:p>
      <text:p text:style-name="P482"/>
      <text:p text:style-name="P483"><text:s text:c="4"/>def solve(self) -&gt; Optional[str]:</text:p>
      <text:soft-page-break/>
      <text:p text:style-name="P484"><text:s text:c="8"/>self._answer = self._solve(self._src)</text:p>
      <text:p text:style-name="P485"><text:s text:c="8"/>return self._answer</text:p>
      <text:p text:style-name="P486"/>
      <text:p text:style-name="P487"/>
      <text:p text:style-name="P488">if __name__ == "__main__":</text:p>
      <text:p text:style-name="P489"><text:s text:c="4"/>linesOfInput = InputReader.readLines()</text:p>
      <text:p text:style-name="P490"><text:s text:c="4"/>source, destination = linesOfInput[0].split()</text:p>
      <text:p text:style-name="P491"><text:s text:c="4"/>createdGraph = GraphCreator.createGraph(linesOfInput[1:])</text:p>
      <text:p text:style-name="P492"><text:s text:c="4"/>solver = Solver(source, destination, createdGraph)</text:p>
      <text:p text:style-name="P493"><text:s text:c="4"/>if not solver.solve():</text:p>
      <text:p text:style-name="P494"><text:s text:c="8"/>print("Решения нет")</text:p>
      <text:p text:style-name="P495"><text:s text:c="4"/>else:</text:p>
      <text:p text:style-name="P496"><text:s text:c="8"/>print(solver.answer)</text:p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soft-page-break/>
      <text:p text:style-name="P522">ПРИЛОЖЕНИЕ Б</text:p>
      <text:p text:style-name="P523">ИСХОДНЫЙ КОД ПРОГРАММЫ</text:p>
      <text:p text:style-name="P524"/>
      <text:p text:style-name="P525">import sys</text:p>
      <text:p text:style-name="P526">from typing import List, Optional, Tuple</text:p>
      <text:p text:style-name="P527">import logging</text:p>
      <text:p text:style-name="P528"/>
      <text:p text:style-name="P529"># logging.basicConfig(level=logging.INFO, format="%(message)s")</text:p>
      <text:p text:style-name="P530"/>
      <text:p text:style-name="P531"/>
      <text:p text:style-name="P532">class InputReader:</text:p>
      <text:p text:style-name="P533"><text:s text:c="4"/>@staticmethod</text:p>
      <text:p text:style-name="P534"><text:s text:c="4"/>def readLines() -&gt; List[str]:</text:p>
      <text:p text:style-name="P535"><text:s text:c="8"/>result = list()</text:p>
      <text:p text:style-name="P536"><text:s text:c="8"/>line = sys.stdin.readline()</text:p>
      <text:p text:style-name="P537"/>
      <text:p text:style-name="P538"><text:s text:c="8"/>while line != "":</text:p>
      <text:p text:style-name="P539"><text:s text:c="12"/>result.append(line.strip())</text:p>
      <text:p text:style-name="P540"><text:s text:c="12"/>line = sys.stdin.readline()</text:p>
      <text:p text:style-name="P541"/>
      <text:p text:style-name="P542"><text:s text:c="8"/>return result</text:p>
      <text:p text:style-name="P543"/>
      <text:p text:style-name="P544"/>
      <text:p text:style-name="P545">class GraphCreator:</text:p>
      <text:p text:style-name="P546"><text:s text:c="4"/>@staticmethod</text:p>
      <text:p text:style-name="P547"><text:s text:c="4"/>def _inputHeuristics(setOfVertexes: set):</text:p>
      <text:p text:style-name="P548"><text:s text:c="8"/>heuristics = dict()</text:p>
      <text:p text:style-name="P549"><text:s text:c="8"/>for vertex in setOfVertexes:</text:p>
      <text:p text:style-name="P550"><text:s text:c="12"/>while vertex not in heuristics:</text:p>
      <text:p text:style-name="Textbody"><text:span text:style-name="T551"><text:s text:c="16"/>value</text:span><text:span text:style-name="T552"><text:s/>=<text:s/></text:span><text:span text:style-name="T553">int</text:span><text:span text:style-name="T554">(</text:span><text:span text:style-name="T555">input</text:span><text:span text:style-name="T556">(</text:span><text:span text:style-name="T557">f</text:span><text:span text:style-name="T558">"Введите эвристическую функцию для вершины {</text:span><text:span text:style-name="T559">vertex</text:span><text:span text:style-name="T560">}: "))</text:span></text:p>
      <text:p text:style-name="Textbody"><text:span text:style-name="T561"><text:s text:c="16"/></text:span><text:span text:style-name="T562">if value &gt;= 0:</text:span></text:p>
      <text:p text:style-name="P563"><text:s text:c="20"/>heuristics[vertex] = value</text:p>
      <text:p text:style-name="P564"><text:s text:c="16"/>else:</text:p>
      <text:p text:style-name="Textbody"><text:span text:style-name="T565"><text:s text:c="20"/>print</text:span><text:span text:style-name="T566">("Эвристическая функция должна принимать неотрицательное число!"</text:span></text:p>
      <text:p text:style-name="Textbody"><text:span text:style-name="T567"><text:s text:c="26"/></text:span><text:span text:style-name="T568">" Повторите ввод.")</text:span></text:p>
      <text:p text:style-name="P569"><text:s text:c="8"/>return heuristics</text:p>
      <text:p text:style-name="P570"/>
      <text:p text:style-name="P571"><text:s text:c="4"/>@staticmethod</text:p>
      <text:p text:style-name="P572"><text:s text:c="4"/>def createGraph(lines: List[str]) -&gt; Tuple[dict, dict]:</text:p>
      <text:p text:style-name="P573"><text:s text:c="8"/>graph = dict()</text:p>
      <text:p text:style-name="P574"><text:s text:c="8"/>setOfVertexes = set()</text:p>
      <text:p text:style-name="P575"/>
      <text:p text:style-name="P576"><text:s text:c="8"/>for line in lines:</text:p>
      <text:p text:style-name="P577"><text:s text:c="12"/>src, dest, length = line.split()</text:p>
      <text:p text:style-name="P578"><text:s text:c="12"/>length = float(length)</text:p>
      <text:p text:style-name="P579"/>
      <text:p text:style-name="P580"><text:s text:c="12"/>if src not in graph:</text:p>
      <text:p text:style-name="P581"><text:s text:c="16"/>graph[src] = [(dest, length)]</text:p>
      <text:p text:style-name="P582"><text:s text:c="12"/>else:</text:p>
      <text:p text:style-name="P583"><text:s text:c="16"/>graph[src].append((dest, length))</text:p>
      <text:p text:style-name="P584"/>
      <text:p text:style-name="P585"><text:s text:c="12"/>setOfVertexes.add(src)</text:p>
      <text:p text:style-name="P586"><text:s text:c="12"/>setOfVertexes.add(dest)</text:p>
      <text:p text:style-name="P587"/>
      <text:p text:style-name="P588"><text:s text:c="8"/>return graph, GraphCreator._inputHeuristics(setOfVertexes)</text:p>
      <text:p text:style-name="P589"/>
      <text:p text:style-name="P590"/>
      <text:p text:style-name="P591">class Vertex:</text:p>
      <text:p text:style-name="P592"><text:s text:c="4"/>def __init__(self, name: str, cost: int, value: int, parent: str):</text:p>
      <text:p text:style-name="P593"><text:s text:c="8"/>self.name: str = name</text:p>
      <text:p text:style-name="P594"><text:s text:c="8"/>self.cost: int = cost</text:p>
      <text:p text:style-name="P595"><text:s text:c="8"/>self.value: int = value</text:p>
      <text:p text:style-name="P596"><text:s text:c="8"/>self.parent: str = parent</text:p>
      <text:p text:style-name="P597"/>
      <text:p text:style-name="P598"><text:s text:c="4"/>def __str__(self):</text:p>
      <text:p text:style-name="P599"><text:s text:c="8"/>return f"Вершина - {self.name} Стоимость - {self.cost} " \</text:p>
      <text:p text:style-name="P600"><text:s text:c="15"/>f"Значение - {self.value} " \</text:p>
      <text:p text:style-name="P601"><text:s text:c="15"/>f"Родитель - {self.parent if self.parent else 'отсутсвует'}"</text:p>
      <text:p text:style-name="P602"/>
      <text:p text:style-name="P603"/>
      <text:p text:style-name="P604">class VertexStorage(List[Vertex]):</text:p>
      <text:p text:style-name="P605"><text:s text:c="4"/>def getMinimalVertex(self) -&gt; Optional[Vertex]:</text:p>
      <text:p text:style-name="P606"><text:s text:c="8"/>if not self:</text:p>
      <text:soft-page-break/>
      <text:p text:style-name="P607"><text:s text:c="12"/>return None</text:p>
      <text:p text:style-name="P608"/>
      <text:p text:style-name="P609"><text:s text:c="8"/>return min(self, key=lambda vertex: vertex.value)</text:p>
      <text:p text:style-name="P610"/>
      <text:p text:style-name="P611"><text:s text:c="4"/>def getVertexByName(self, name: str) -&gt; Optional[Vertex]:</text:p>
      <text:p text:style-name="P612"><text:s text:c="8"/>for vertex in self:</text:p>
      <text:p text:style-name="P613"><text:s text:c="12"/>if vertex.name == name:</text:p>
      <text:p text:style-name="P614"><text:s text:c="16"/>return vertex</text:p>
      <text:p text:style-name="P615"/>
      <text:p text:style-name="P616"><text:s text:c="4"/>def __str__(self):</text:p>
      <text:p text:style-name="P617"><text:s text:c="8"/>return str([str(vertex) for vertex in self])</text:p>
      <text:p text:style-name="P618"/>
      <text:p text:style-name="P619"/>
      <text:p text:style-name="P620">class Logger:</text:p>
      <text:p text:style-name="P621"><text:s text:c="4"/>@staticmethod</text:p>
      <text:p text:style-name="P622"><text:s text:c="4"/>def logStorage(nameOfStorage: str, storage: VertexStorage):</text:p>
      <text:p text:style-name="P623"><text:s text:c="8"/>logging.info(f"Текущие элементы хранилища '{nameOfStorage}':")</text:p>
      <text:p text:style-name="P624"><text:s text:c="8"/>for vertex in storage:</text:p>
      <text:p text:style-name="P625"><text:s text:c="12"/>logging.info(f"\t{vertex}")</text:p>
      <text:p text:style-name="P626"/>
      <text:p text:style-name="P627"/>
      <text:p text:style-name="P628">class Solver:</text:p>
      <text:p text:style-name="P629"><text:s text:c="4"/>def __init__(self, src: str, dest: str, graph: dict, heuristics: dict):</text:p>
      <text:p text:style-name="P630"><text:s text:c="8"/>self._src: str = src</text:p>
      <text:p text:style-name="P631"><text:s text:c="8"/>self._dest: str = dest</text:p>
      <text:p text:style-name="P632"><text:s text:c="8"/>self._graph: dict = graph</text:p>
      <text:p text:style-name="P633"/>
      <text:p text:style-name="P634"><text:s text:c="8"/>self._queue = VertexStorage()</text:p>
      <text:p text:style-name="P635"><text:s text:c="8"/>self._visited = VertexStorage()</text:p>
      <text:p text:style-name="P636"/>
      <text:p text:style-name="P637"><text:s text:c="8"/>self._heuristics = heuristics</text:p>
      <text:p text:style-name="P638"/>
      <text:p text:style-name="P639"><text:s text:c="4"/>@property</text:p>
      <text:p text:style-name="P640"><text:s text:c="4"/>def answer(self) -&gt; str:</text:p>
      <text:p text:style-name="P641"/>
      <text:p text:style-name="Textbody"><text:span text:style-name="T642"><text:s text:c="8"/></text:span><text:span text:style-name="T643"># Здесь мы восстанавливаем путь по полю<text:s/></text:span><text:span text:style-name="T644">parent</text:span></text:p>
      <text:p text:style-name="P645"/>
      <text:soft-page-break/>
      <text:p text:style-name="Textbody"><text:span text:style-name="T646"><text:s text:c="8"/></text:span><text:span text:style-name="T647">dest = self._visited.getVertexByName(self._dest)</text:span></text:p>
      <text:p text:style-name="P648"><text:s text:c="8"/>result = f""</text:p>
      <text:p text:style-name="P649"/>
      <text:p text:style-name="P650"><text:s text:c="8"/>while dest.name != self._src:</text:p>
      <text:p text:style-name="P651"><text:s text:c="12"/>result = dest.name + result</text:p>
      <text:p text:style-name="P652"><text:s text:c="12"/>dest = self._visited.getVertexByName(dest.parent)</text:p>
      <text:p text:style-name="P653"/>
      <text:p text:style-name="P654"><text:s text:c="8"/>return self._src + result</text:p>
      <text:p text:style-name="P655"/>
      <text:p text:style-name="P656"><text:s text:c="4"/>def _calculateHeuristic(self, fromVertex: str) -&gt; int:</text:p>
      <text:p text:style-name="P657"><text:s text:c="8"/>return self._heuristics[fromVertex]</text:p>
      <text:p text:style-name="P658"/>
      <text:p text:style-name="P659"><text:s text:c="4"/>def solve(self) -&gt; bool:</text:p>
      <text:p text:style-name="P660"/>
      <text:p text:style-name="P661"><text:s text:c="8"/>start = Vertex(</text:p>
      <text:p text:style-name="P662"><text:s text:c="12"/>name=self._src, cost=0, value=self._calculateHeuristic(self._src),</text:p>
      <text:p text:style-name="P663"><text:s text:c="12"/>parent=""</text:p>
      <text:p text:style-name="P664"><text:s text:c="8"/>)</text:p>
      <text:p text:style-name="P665"><text:s text:c="8"/>self._queue.append(start)</text:p>
      <text:p text:style-name="P666"/>
      <text:p text:style-name="Textbody"><text:span text:style-name="T667"><text:s text:c="8"/>while</text:span><text:span text:style-name="T668"><text:s/></text:span><text:span text:style-name="T669">self</text:span><text:span text:style-name="T670">._</text:span><text:span text:style-name="T671">queue</text:span><text:span text:style-name="T672">:</text:span></text:p>
      <text:p text:style-name="P673"><text:s text:c="12"/># Извлечение минимальной вершины из очереди</text:p>
      <text:p text:style-name="Textbody"><text:span text:style-name="T674"><text:s text:c="12"/></text:span><text:span text:style-name="T675">minimalVertex</text:span><text:span text:style-name="T676"><text:s/>=<text:s/></text:span><text:span text:style-name="T677">self</text:span><text:span text:style-name="T678">._</text:span><text:span text:style-name="T679">queue</text:span><text:span text:style-name="T680">.</text:span><text:span text:style-name="T681">getMinimalVertex</text:span><text:span text:style-name="T682">()</text:span></text:p>
      <text:p text:style-name="P683"/>
      <text:p text:style-name="Textbody"><text:span text:style-name="T684"><text:s text:c="12"/></text:span><text:span text:style-name="T685">Logger</text:span><text:span text:style-name="T686">.</text:span><text:span text:style-name="T687">logStorage</text:span><text:span text:style-name="T688">('Очередь',<text:s/></text:span><text:span text:style-name="T689">self</text:span><text:span text:style-name="T690">._</text:span><text:span text:style-name="T691">queue</text:span><text:span text:style-name="T692">)</text:span></text:p>
      <text:p text:style-name="P693"/>
      <text:p text:style-name="Textbody"><text:span text:style-name="T694"><text:s text:c="12"/></text:span><text:span text:style-name="T695">self._queue.pop(self._queue.index(minimalVertex))</text:span></text:p>
      <text:p text:style-name="P696"><text:s text:c="12"/>self._visited.append(minimalVertex)</text:p>
      <text:p text:style-name="P697"/>
      <text:p text:style-name="P698"><text:s text:c="12"/>logging.info("Из очереди была извлечена следующая вершина:")</text:p>
      <text:p text:style-name="P699"><text:s text:c="12"/>logging.info(f"\t{minimalVertex}")</text:p>
      <text:p text:style-name="P700"/>
      <text:p text:style-name="P701"><text:s text:c="12"/>if minimalVertex.name == self._dest:</text:p>
      <text:p text:style-name="Textbody"><text:span text:style-name="T702"><text:s text:c="16"/>logging</text:span><text:span text:style-name="T703">.</text:span><text:span text:style-name="T704">info</text:span><text:span text:style-name="T705">(</text:span><text:span text:style-name="T706">f</text:span><text:span text:style-name="T707">"Данная вершина является конечной, "</text:span></text:p>
      <text:p text:style-name="Textbody"><text:span text:style-name="T708"><text:s text:c="29"/></text:span><text:span text:style-name="T709">f</text:span><text:span text:style-name="T710">"поэтому работа алгоритма завершается")</text:span></text:p>
      <text:p text:style-name="Textbody"><text:span text:style-name="T711"><text:s text:c="16"/></text:span><text:span text:style-name="T712">return</text:span><text:span text:style-name="T713"><text:s/></text:span><text:span text:style-name="T714">True</text:span></text:p>
      <text:p text:style-name="P715"/>
      <text:p text:style-name="P716"><text:s text:c="12"/># Может быть такое, что из минимальной вершины нет путей</text:p>
      <text:p text:style-name="Textbody"><text:span text:style-name="T717"><text:s text:c="12"/></text:span><text:span text:style-name="T718">if minimalVertex.name not in self._graph:</text:span></text:p>
      <text:p text:style-name="Textbody"><text:span text:style-name="T719"><text:s text:c="16"/>logging</text:span><text:span text:style-name="T720">.</text:span><text:span text:style-name="T721">info</text:span><text:span text:style-name="T722">(</text:span><text:span text:style-name="T723">f</text:span><text:span text:style-name="T724">"Данная вершина не имеет дальнейших путей!")</text:span></text:p>
      <text:p text:style-name="Textbody"><text:span text:style-name="T725"><text:s text:c="16"/></text:span><text:span text:style-name="T726">continue</text:span></text:p>
      <text:p text:style-name="P727"/>
      <text:p text:style-name="P728"><text:s text:c="12"/># Обработка смежных вершин</text:p>
      <text:p text:style-name="Textbody"><text:span text:style-name="T729"><text:s text:c="12"/></text:span><text:span text:style-name="T730">logging</text:span><text:span text:style-name="T731">.</text:span><text:span text:style-name="T732">info</text:span><text:span text:style-name="T733">(</text:span><text:span text:style-name="T734">f</text:span><text:span text:style-name="T735">"Рассматриваем смежные вершины выбранной вершины")</text:span></text:p>
      <text:p text:style-name="Textbody"><text:span text:style-name="T736"><text:s text:c="12"/></text:span><text:span text:style-name="T737">for name, length in self._graph[minimalVertex.name]:</text:span></text:p>
      <text:p text:style-name="P738"><text:s text:c="16"/>cost = minimalVertex.cost + length</text:p>
      <text:p text:style-name="P739"><text:s text:c="16"/>vertex = self._visited.getVertexByName(name)</text:p>
      <text:p text:style-name="P740"/>
      <text:p text:style-name="P741"><text:s text:c="16"/>if vertex and cost &gt;= vertex.cost:</text:p>
      <text:p text:style-name="P742"><text:s text:c="20"/>logging.info(f"\tСмешная вершина {vertex}\n\tЕе текущая стоимость"</text:p>
      <text:p text:style-name="Textbody"><text:span text:style-name="T743"><text:s text:c="33"/>f</text:span><text:span text:style-name="T744">" &lt;= возможной стоимости {</text:span><text:span text:style-name="T745">cost</text:span><text:span text:style-name="T746">}, поэтому "</text:span></text:p>
      <text:p text:style-name="Textbody"><text:span text:style-name="T747"><text:s text:c="33"/></text:span><text:span text:style-name="T748">f</text:span><text:span text:style-name="T749">"рассматривать этот путь не имеет смысла")</text:span></text:p>
      <text:p text:style-name="Textbody"><text:span text:style-name="T750"><text:s text:c="20"/></text:span><text:span text:style-name="T751">continue</text:span></text:p>
      <text:p text:style-name="P752"/>
      <text:p text:style-name="P753"><text:s text:c="16"/>if not vertex:</text:p>
      <text:p text:style-name="P754"><text:s text:c="20"/>vertex = Vertex(</text:p>
      <text:p text:style-name="P755"><text:s text:c="24"/>name=name, cost=cost, value=cost + self._calculateHeuristic(name),</text:p>
      <text:p text:style-name="P756"><text:s text:c="24"/>parent=minimalVertex.name</text:p>
      <text:p text:style-name="P757"><text:s text:c="20"/>)</text:p>
      <text:p text:style-name="P758"><text:s text:c="20"/>logging.info(f"\tВ очередь была добавлена вершина {vertex}")</text:p>
      <text:p text:style-name="P759"><text:s text:c="16"/>else:</text:p>
      <text:p text:style-name="P760"><text:s text:c="20"/>vertex.parent = minimalVertex.name</text:p>
      <text:p text:style-name="P761"><text:s text:c="20"/>vertex.cost = cost</text:p>
      <text:p text:style-name="P762"><text:s text:c="20"/>vertex.value = cost + self._calculateHeuristic(name)</text:p>
      <text:p text:style-name="Textbody"><text:span text:style-name="T763"><text:s text:c="20"/>logging</text:span><text:span text:style-name="T764">.</text:span><text:span text:style-name="T765">info</text:span><text:span text:style-name="T766">(</text:span><text:span text:style-name="T767">f</text:span><text:span text:style-name="T768">"\</text:span><text:span text:style-name="T769">t</text:span><text:span text:style-name="T770">Были обновлены параметры вершины {</text:span><text:span text:style-name="T771">vertex</text:span><text:span text:style-name="T772">}, "</text:span></text:p>
      <text:soft-page-break/>
      <text:p text:style-name="Textbody"><text:span text:style-name="T773"><text:s text:c="33"/></text:span><text:span text:style-name="T774">f</text:span><text:span text:style-name="T775">"она была вновь добавлена в очередь")</text:span></text:p>
      <text:p text:style-name="P776"/>
      <text:p text:style-name="Textbody"><text:span text:style-name="T777"><text:s text:c="16"/></text:span><text:span text:style-name="T778">if vertex not in self._queue:</text:span></text:p>
      <text:p text:style-name="P779"><text:s text:c="20"/>self._queue.append(vertex)</text:p>
      <text:p text:style-name="P780"/>
      <text:p text:style-name="P781"><text:s text:c="8"/>return False</text:p>
      <text:p text:style-name="P782"/>
      <text:p text:style-name="P783"/>
      <text:p text:style-name="P784">if __name__ == "__main__":</text:p>
      <text:p text:style-name="P785"><text:s text:c="4"/>linesOfInput = InputReader.readLines()</text:p>
      <text:p text:style-name="P786"><text:s text:c="4"/>source, destination = linesOfInput[0].split()</text:p>
      <text:p text:style-name="P787"><text:s text:c="4"/>createdGraph, vertexHeuristics = GraphCreator.createGraph(linesOfInput[1:])</text:p>
      <text:p text:style-name="P788"><text:s text:c="4"/>solver = Solver(source, destination, createdGraph, vertexHeuristics)</text:p>
      <text:p text:style-name="P789"><text:s text:c="4"/>if not solver.solve():</text:p>
      <text:p text:style-name="P790"><text:s text:c="8"/>print("Решения нет")</text:p>
      <text:p text:style-name="P791"><text:s text:c="4"/>else:</text:p>
      <text:p text:style-name="P792"><text:span text:style-name="T793"><text:s text:c="8"/>print(solver.answer)</text:span></text:p>
      <text:p text:style-name="P794"/>
      <text:p text:style-name="P795"/>
      <text:p text:style-name="P796"/>
      <text:p text:style-name="P797"/>
      <text:p text:style-name="P798"/>
      <text:p text:style-name="P799"/>
      <text:p text:style-name="P800"/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soft-page-break/>
      <text:p text:style-name="P808">ПРИЛОЖЕНИЕ В</text:p>
      <text:p text:style-name="P809">ТЕСТИРОВАНИЕ ЖАДНОГО АЛГОРИТМА</text:p>
      <text:p text:style-name="P810"/>
      <table:table table:style-name="Table811">
        <table:table-columns>
          <table:table-column table:style-name="TableColumn812"/>
          <table:table-column table:style-name="TableColumn813"/>
        </table:table-columns>
        <table:table-row table:style-name="TableRow814">
          <table:table-cell table:style-name="TableCell815">
            <text:p text:style-name="P816">Входные данные</text:p>
          </table:table-cell>
          <table:table-cell table:style-name="TableCell817">
            <text:p text:style-name="P818">Выходные данные<text:s/>без промежуточного вывода</text:p>
          </table:table-cell>
        </table:table-row>
        <table:table-row table:style-name="TableRow819">
          <table:table-cell table:style-name="TableCell820">
            <text:p text:style-name="P821">a z</text:p>
            <text:p text:style-name="P822">a b 1</text:p>
            <text:p text:style-name="P823">a c 3</text:p>
            <text:p text:style-name="P824">b y 6</text:p>
            <text:p text:style-name="P825">c y 1</text:p>
            <text:p text:style-name="P826">y z 1</text:p>
          </table:table-cell>
          <table:table-cell table:style-name="TableCell827">
            <text:p text:style-name="P828">abyz</text:p>
          </table:table-cell>
        </table:table-row>
        <table:table-row table:style-name="TableRow829">
          <table:table-cell table:style-name="TableCell830">
            <text:p text:style-name="P831">a e</text:p>
            <text:p text:style-name="P832">a b 3.0</text:p>
            <text:p text:style-name="P833">b c 1.0</text:p>
            <text:p text:style-name="P834">c d 1.0</text:p>
            <text:p text:style-name="P835">a d 5.0</text:p>
            <text:p text:style-name="P836">d e 1.0</text:p>
          </table:table-cell>
          <table:table-cell table:style-name="TableCell837">
            <text:p text:style-name="P838">abcde</text:p>
          </table:table-cell>
        </table:table-row>
        <table:table-row table:style-name="TableRow839">
          <table:table-cell table:style-name="TableCell840">
            <text:p text:style-name="P841">a d</text:p>
            <text:p text:style-name="P842">a b 1.0</text:p>
            <text:p text:style-name="P843">b c 9.0</text:p>
            <text:p text:style-name="P844">c d 3.0</text:p>
            <text:p text:style-name="P845">a d 9.0</text:p>
            <text:p text:style-name="P846">a e 1.0</text:p>
            <text:p text:style-name="P847">e d 3.0</text:p>
          </table:table-cell>
          <table:table-cell table:style-name="TableCell848">
            <text:p text:style-name="P849">abcd</text:p>
          </table:table-cell>
        </table:table-row>
        <table:table-row table:style-name="TableRow850">
          <table:table-cell table:style-name="TableCell851">
            <text:p text:style-name="P852">a b</text:p>
            <text:p text:style-name="P853">a b 1.0</text:p>
            <text:p text:style-name="P854">a c 1.0 <text:s text:c="3"/></text:p>
          </table:table-cell>
          <table:table-cell table:style-name="TableCell855">
            <text:p text:style-name="P856">ab</text:p>
          </table:table-cell>
        </table:table-row>
        <table:table-row table:style-name="TableRow857">
          <table:table-cell table:style-name="TableCell858">
            <text:p text:style-name="P859">a g</text:p>
            <text:p text:style-name="P860">a b 3.0</text:p>
            <text:p text:style-name="P861">a c 1.0</text:p>
            <text:p text:style-name="P862">b d 2.0</text:p>
            <text:p text:style-name="P863">b e 3.0</text:p>
            <text:p text:style-name="P864">d e 4.0</text:p>
            <text:soft-page-break/>
            <text:p text:style-name="P865">e a 3.0</text:p>
            <text:p text:style-name="P866">e f 2.0</text:p>
            <text:p text:style-name="P867">a g 8.0</text:p>
            <text:p text:style-name="P868">f g 1.0</text:p>
          </table:table-cell>
          <table:table-cell table:style-name="TableCell869">
            <text:p text:style-name="P870">abdefg<text:s/></text:p>
          </table:table-cell>
        </table:table-row>
      </table:table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ext:p text:style-name="P887"/>
      <text:p text:style-name="P888"/>
      <text:p text:style-name="P889"/>
      <text:p text:style-name="P890"/>
      <text:p text:style-name="P891"/>
      <text:p text:style-name="P892"/>
      <text:p text:style-name="P893"/>
      <text:p text:style-name="P894"/>
      <text:p text:style-name="P895"/>
      <text:p text:style-name="P896"/>
      <text:soft-page-break/>
      <text:p text:style-name="P897">ПРИЛОЖЕНИЕ Г</text:p>
      <text:p text:style-name="P898">ТЕСТИРОВАНИЕ АЛГОРИТМА А*</text:p>
      <table:table table:style-name="Table899">
        <table:table-columns>
          <table:table-column table:style-name="TableColumn900"/>
          <table:table-column table:style-name="TableColumn901"/>
        </table:table-columns>
        <table:table-row table:style-name="TableRow902">
          <table:table-cell table:style-name="TableCell903">
            <text:p text:style-name="P904">Входные данные</text:p>
          </table:table-cell>
          <table:table-cell table:style-name="TableCell905">
            <text:p text:style-name="P906">Выходные данные<text:s/>без промежуточного вывода</text:p>
          </table:table-cell>
        </table:table-row>
        <table:table-row table:style-name="TableRow907">
          <table:table-cell table:style-name="TableCell908">
            <text:p text:style-name="P909">a d</text:p>
            <text:p text:style-name="P910">a b 1.0</text:p>
            <text:p text:style-name="P911">b c 9.0</text:p>
            <text:p text:style-name="P912">c d 3.0</text:p>
            <text:p text:style-name="P913">a d 9.0</text:p>
            <text:p text:style-name="P914">a e 1.0</text:p>
            <text:p text:style-name="P915">e d 3.0</text:p>
            <text:p text:style-name="P916">Введите эвристическую функцию для вершины e: 1</text:p>
            <text:p text:style-name="P917">Введите эвристическую функцию для вершины d: 3</text:p>
            <text:p text:style-name="P918">Введите эвристическую функцию для вершины c: 4</text:p>
            <text:p text:style-name="P919">Введите эвристическую функцию для вершины a: 3</text:p>
            <text:p text:style-name="P920">Введите эвристическую функцию для вершины b: 2</text:p>
          </table:table-cell>
          <table:table-cell table:style-name="TableCell921">
            <text:p text:style-name="P922">aed</text:p>
          </table:table-cell>
        </table:table-row>
        <table:table-row table:style-name="TableRow923">
          <table:table-cell table:style-name="TableCell924">
            <text:p text:style-name="P925">a z</text:p>
            <text:p text:style-name="P926">a b 1</text:p>
            <text:p text:style-name="P927">a c 3</text:p>
            <text:p text:style-name="P928">b y 6</text:p>
            <text:p text:style-name="P929">c y 1</text:p>
            <text:p text:style-name="P930">y z 1</text:p>
            <text:soft-page-break/>
            <text:p text:style-name="P931">Введите эвристическую функцию для вершины a: 1</text:p>
            <text:p text:style-name="P932">Введите эвристическую функцию для вершины z: 4</text:p>
            <text:p text:style-name="P933">Введите эвристическую функцию для вершины b: 2</text:p>
            <text:p text:style-name="P934">Введите эвристическую функцию для вершины y: 4</text:p>
            <text:p text:style-name="P935">Введите эвристическую функцию для вершины c: 1</text:p>
          </table:table-cell>
          <table:table-cell table:style-name="TableCell936">
            <text:p text:style-name="P937">acyz</text:p>
            <text:p text:style-name="P938"/>
            <text:p text:style-name="P939"/>
          </table:table-cell>
        </table:table-row>
        <text:soft-page-break/>
        <table:table-row table:style-name="TableRow940">
          <table:table-cell table:style-name="TableCell941">
            <text:p text:style-name="P942">a z</text:p>
            <text:p text:style-name="P943">a w 2.0</text:p>
            <text:p text:style-name="P944">a b 1.0</text:p>
            <text:p text:style-name="P945">b y 1.0</text:p>
            <text:p text:style-name="P946">y z 1.0</text:p>
            <text:p text:style-name="P947">w z 3.0</text:p>
            <text:p text:style-name="P948">Введите эвристическую функцию для вершины a: 1</text:p>
            <text:p text:style-name="P949">Введите эвристическую функцию для вершины b: 4</text:p>
            <text:p text:style-name="P950">Введите эвристическую функцию для вершины y: 3</text:p>
            <text:p text:style-name="P951">Введите эвристическую функцию для вершины z: 5</text:p>
            <text:soft-page-break/>
            <text:p text:style-name="P952">Введите эвристическую функцию для вершины w: 2</text:p>
          </table:table-cell>
          <table:table-cell table:style-name="TableCell953">
            <text:p text:style-name="P954">abyz</text:p>
          </table:table-cell>
        </table:table-row>
        <text:soft-page-break/>
        <table:table-row table:style-name="TableRow955">
          <table:table-cell table:style-name="TableCell956">
            <text:p text:style-name="P957">a j</text:p>
            <text:p text:style-name="P958">a b 1</text:p>
            <text:p text:style-name="P959">b c 1</text:p>
            <text:p text:style-name="P960">c d 1</text:p>
            <text:p text:style-name="P961">d e 1</text:p>
            <text:p text:style-name="P962">e j 1</text:p>
            <text:p text:style-name="P963">a f 1</text:p>
            <text:p text:style-name="P964">f g 1</text:p>
            <text:p text:style-name="P965">g h 1</text:p>
            <text:p text:style-name="P966">h i 1</text:p>
            <text:p text:style-name="P967">i j 1</text:p>
            <text:p text:style-name="P968">Введите эвристическую функцию для вершины h: 1</text:p>
            <text:p text:style-name="P969">Введите эвристическую функцию для вершины c: 4</text:p>
            <text:p text:style-name="P970">Введите эвристическую функцию для вершины a: 3</text:p>
            <text:p text:style-name="P971">Введите эвристическую функцию для вершины j: 5</text:p>
            <text:p text:style-name="P972">Введите эвристическую функцию для вершины b: 3</text:p>
            <text:p text:style-name="P973">Введите эвристическую функцию для вершины i: 4</text:p>
            <text:soft-page-break/>
            <text:p text:style-name="P974">Введите эвристическую функцию для вершины e: 5</text:p>
            <text:p text:style-name="P975">Введите эвристическую функцию для вершины f: 2</text:p>
            <text:p text:style-name="P976">Введите эвристическую функцию для вершины g: 4</text:p>
            <text:p text:style-name="P977">Введите эвристическую функцию для вершины d: 5</text:p>
          </table:table-cell>
          <table:table-cell table:style-name="TableCell978">
            <text:p text:style-name="P979">afghij</text:p>
          </table:table-cell>
        </table:table-row>
        <table:table-row table:style-name="TableRow980">
          <table:table-cell table:style-name="TableCell981">
            <text:p text:style-name="P982">a l</text:p>
            <text:p text:style-name="P983">a b 1</text:p>
            <text:p text:style-name="P984">a f 3</text:p>
            <text:p text:style-name="P985">b c 5</text:p>
            <text:p text:style-name="P986">b g 3</text:p>
            <text:p text:style-name="P987">f g 4</text:p>
            <text:p text:style-name="P988">c d 6</text:p>
            <text:p text:style-name="P989">d m 1</text:p>
            <text:p text:style-name="P990">g e 4</text:p>
            <text:p text:style-name="P991">e h 1</text:p>
            <text:p text:style-name="P992">e n 1</text:p>
            <text:p text:style-name="P993">n m 2</text:p>
            <text:p text:style-name="P994">g i 5</text:p>
            <text:p text:style-name="P995">i j 6</text:p>
            <text:p text:style-name="P996">i k 1</text:p>
            <text:p text:style-name="P997">j l 5</text:p>
            <text:p text:style-name="P998">m j 3</text:p>
            <text:p text:style-name="P999">Введите эвристическую функцию для вершины c: 1</text:p>
            <text:soft-page-break/>
            <text:p text:style-name="P1000">Введите эвристическую функцию для вершины m: 5</text:p>
            <text:p text:style-name="P1001">Введите эвристическую функцию для вершины i: 3</text:p>
            <text:p text:style-name="P1002">Введите эвристическую функцию для вершины e: 35</text:p>
            <text:p text:style-name="P1003">Введите эвристическую функцию для вершины a: 23</text:p>
            <text:p text:style-name="P1004">Введите эвристическую функцию для вершины b: 53</text:p>
            <text:p text:style-name="P1005">Введите эвристическую функцию для вершины h: 25</text:p>
            <text:p text:style-name="P1006">Введите эвристическую функцию для вершины k: 23</text:p>
            <text:p text:style-name="P1007">Введите эвристическую функцию для вершины d: 63</text:p>
            <text:p text:style-name="P1008">Введите эвристическую функцию для вершины g: 12</text:p>
            <text:p text:style-name="P1009">Введите эвристическую функцию для вершины j: 3623</text:p>
            <text:p text:style-name="P1010">Введите эвристическую функцию для вершины n: 234</text:p>
            <text:soft-page-break/>
            <text:p text:style-name="P1011">Введите эвристическую функцию для вершины l: 12</text:p>
            <text:p text:style-name="P1012">Введите эвристическую функцию для вершины f: 6</text:p>
          </table:table-cell>
          <table:table-cell table:style-name="TableCell1013">
            <text:p text:style-name="P1014"><text:span text:style-name="T1015">abgenmjl</text:span></text:p>
          </table:table-cell>
        </table:table-row>
      </table:table>
      <text:p text:style-name="P10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3-22T13:36:00Z</meta:creation-date>
    <dc:date>2021-03-22T13:36:00Z</dc:date>
    <meta:template xlink:href="Normal.dotm" xlink:type="simple"/>
    <meta:editing-cycles>2</meta:editing-cycles>
    <meta:editing-duration>PT60S</meta:editing-duration>
    <meta:document-statistic meta:page-count="23" meta:paragraph-count="35" meta:word-count="2656" meta:character-count="17764" meta:row-count="126" meta:non-whitespace-character-count="15143"/>
  </office:meta>
</office:document-meta>
</file>